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mily-generic="system"/>
    <style:font-face style:name="Verdana1" svg:font-family="Verdana, Tahoma, Arial, Helveti"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mpact" svg:font-family="Impac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ulka1" style:family="table">
      <style:table-properties style:width="16.078cm" fo:margin-left="0.111cm" table:align="left"/>
    </style:style>
    <style:style style:name="Tabulka1.A" style:family="table-column">
      <style:table-column-properties style:column-width="16.078cm"/>
    </style:style>
    <style:style style:name="Tabulka1.A1" style:family="table-cell">
      <style:table-cell-properties fo:padding-left="0.191cm" fo:padding-right="0.191cm" fo:padding-top="0cm" fo:padding-bottom="0cm" fo:border="none"/>
    </style:style>
    <style:style style:name="Tabulka2" style:family="table">
      <style:table-properties style:width="16.078cm" fo:margin-left="0.111cm" table:align="left"/>
    </style:style>
    <style:style style:name="Tabulka2.A" style:family="table-column">
      <style:table-column-properties style:column-width="16.078cm"/>
    </style:style>
    <style:style style:name="Tabulka2.A1" style:family="table-cell">
      <style:table-cell-properties fo:padding-left="0.191cm" fo:padding-right="0.191cm" fo:padding-top="0cm" fo:padding-bottom="0cm" fo:border="none"/>
    </style:style>
    <style:style style:name="Tabulka3" style:family="table">
      <style:table-properties style:width="16.245cm" fo:margin-left="-0.191cm" table:align="left"/>
    </style:style>
    <style:style style:name="Tabulka3.A" style:family="table-column">
      <style:table-column-properties style:column-width="16.245cm"/>
    </style:style>
    <style:style style:name="Tabulka3.A1" style:family="table-cell">
      <style:table-cell-properties fo:padding-left="0.191cm" fo:padding-right="0.191cm" fo:padding-top="0cm" fo:padding-bottom="0cm" fo:border="none"/>
    </style:style>
    <style:style style:name="Tabulka4" style:family="table">
      <style:table-properties style:width="16.129cm" fo:margin-left="0.06cm" table:align="left"/>
    </style:style>
    <style:style style:name="Tabulka4.A" style:family="table-column">
      <style:table-column-properties style:column-width="16.129cm"/>
    </style:style>
    <style:style style:name="Tabulka4.A1" style:family="table-cell">
      <style:table-cell-properties fo:padding-left="0.191cm" fo:padding-right="0.191cm" fo:padding-top="0cm" fo:padding-bottom="0cm" fo:border="none"/>
    </style:style>
    <style:style style:name="Tabulka5" style:family="table">
      <style:table-properties style:width="16.129cm" fo:margin-left="0.06cm" table:align="left"/>
    </style:style>
    <style:style style:name="Tabulka5.A" style:family="table-column">
      <style:table-column-properties style:column-width="16.129cm"/>
    </style:style>
    <style:style style:name="Tabulka5.1" style:family="table-row">
      <style:table-row-properties style:keep-together="false" fo:keep-together="always" style:use-optimal-row-height="false"/>
    </style:style>
    <style:style style:name="Tabulka5.A1" style:family="table-cell">
      <style:table-cell-properties fo:padding-left="0.191cm" fo:padding-right="0.191cm" fo:padding-top="0cm" fo:padding-bottom="0cm" fo:border="none"/>
    </style:style>
    <style:style style:name="P1" style:family="paragraph" style:parent-style-name="Zpáteční_20_adresa">
      <style:paragraph-properties fo:margin-left="0.25cm" fo:margin-right="0cm" fo:line-height="100%" fo:text-align="center" style:justify-single-word="false" fo:text-indent="0cm" style:auto-text-indent="false" fo:padding-left="0cm" fo:padding-right="0cm" fo:padding-top="0cm" fo:padding-bottom="0.035cm" fo:border-left="none" fo:border-right="none" fo:border-top="none" fo:border-bottom="0.035cm solid #007ac2" style:shadow="none">
        <style:tab-stops>
          <style:tab-stop style:position="3.56cm"/>
        </style:tab-stops>
      </style:paragraph-properties>
    </style:style>
    <style:style style:name="P2" style:family="paragraph" style:parent-style-name="Zpáteční_20_adresa">
      <style:paragraph-properties fo:margin-left="0.25cm" fo:margin-right="0cm" fo:line-height="100%" fo:text-align="center" style:justify-single-word="false" fo:text-indent="0cm" style:auto-text-indent="false">
        <style:tab-stops/>
      </style:paragraph-properties>
    </style:style>
    <style:style style:name="P3" style:family="paragraph" style:parent-style-name="Zpáteční_20_adresa">
      <style:paragraph-properties fo:margin-left="0.25cm" fo:margin-right="0cm" fo:line-height="100%" fo:text-align="center" style:justify-single-word="false" fo:text-indent="0cm" style:auto-text-indent="false">
        <style:tab-stops>
          <style:tab-stop style:position="3.56cm"/>
        </style:tab-stops>
      </style:paragraph-properties>
    </style:style>
    <style:style style:name="P4" style:family="paragraph" style:parent-style-name="Bez_20_mezer">
      <style:paragraph-properties fo:margin-left="0.25cm" fo:margin-right="0cm" fo:text-indent="0cm" style:auto-text-indent="false">
        <style:tab-stops/>
      </style:paragraph-properties>
    </style:style>
    <style:style style:name="P5" style:family="paragraph" style:parent-style-name="Standard">
      <style:paragraph-properties fo:margin-left="0.25cm" fo:margin-right="0cm" fo:text-indent="0cm" style:auto-text-indent="false">
        <style:tab-stops/>
      </style:paragraph-properties>
    </style:style>
    <style:style style:name="P6" style:family="paragraph" style:parent-style-name="Zpáteční_20_adresa">
      <style:paragraph-properties fo:line-height="100%" fo:text-align="center" style:justify-single-word="false"/>
      <style:text-properties fo:font-size="12pt" fo:font-weight="bold" style:font-size-asian="12pt" style:font-weight-asian="bold" style:font-name-complex="Arial1" style:font-size-complex="12pt"/>
    </style:style>
    <style:style style:name="P7" style:family="paragraph" style:parent-style-name="Zpáteční_20_adresa">
      <style:paragraph-properties fo:line-height="100%" fo:text-align="center" style:justify-single-word="false"/>
    </style:style>
    <style:style style:name="P8" style:family="paragraph" style:parent-style-name="Zpáteční_20_adresa">
      <style:paragraph-properties fo:line-height="100%"/>
      <style:text-properties style:font-name="Times New Roman" fo:font-size="10pt" style:font-size-asian="10pt"/>
    </style:style>
    <style:style style:name="P9" style:family="paragraph" style:parent-style-name="Záhlaví">
      <style:paragraph-properties fo:text-align="center" style:justify-single-word="false"/>
    </style:style>
    <style:style style:name="P10" style:family="paragraph" style:parent-style-name="Záhlaví">
      <style:paragraph-properties fo:text-align="end" style:justify-single-word="false"/>
    </style:style>
    <style:style style:name="P11" style:family="paragraph" style:parent-style-name="Zpáteční_20_adresa">
      <style:paragraph-properties fo:line-height="0.318cm" fo:padding-left="0cm" fo:padding-right="0cm" fo:padding-top="0.494cm" fo:padding-bottom="0cm" fo:border="none" style:shadow="none">
        <style:tab-stops>
          <style:tab-stop style:position="7.802cm"/>
          <style:tab-stop style:position="15.503cm"/>
        </style:tab-stops>
      </style:paragraph-properties>
    </style:style>
    <style:style style:name="P12" style:family="paragraph" style:parent-style-name="Zápatí">
      <style:paragraph-properties fo:text-align="center" style:justify-single-word="false" fo:padding-left="0cm" fo:padding-right="0cm" fo:padding-top="0.494cm" fo:padding-bottom="0cm" fo:border="none" style:shadow="none"/>
    </style:style>
    <style:style style:name="P13" style:family="paragraph" style:parent-style-name="Zápatí">
      <style:paragraph-properties fo:text-align="center" style:justify-single-word="false"/>
    </style:style>
    <style:style style:name="P14" style:family="paragraph" style:parent-style-name="Bez_20_mezer">
      <style:paragraph-properties fo:margin-top="1.27cm" fo:margin-bottom="4.657cm" fo:text-align="center" style:justify-single-word="false"/>
    </style:style>
    <style:style style:name="P15" style:family="paragraph" style:parent-style-name="Standard">
      <style:paragraph-properties>
        <style:tab-stops>
          <style:tab-stop style:position="16.002cm" style:type="right"/>
        </style:tab-stops>
      </style:paragraph-properties>
    </style:style>
    <style:style style:name="P16" style:family="paragraph" style:parent-style-name="Standard">
      <style:text-properties fo:font-size="12pt" style:font-size-asian="12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ab-stops>
          <style:tab-stop style:position="16.002cm" style:type="right"/>
        </style:tab-stops>
      </style:paragraph-properties>
    </style:style>
    <style:style style:name="P19" style:family="paragraph" style:parent-style-name="Standard">
      <style:paragraph-properties>
        <style:tab-stops>
          <style:tab-stop style:position="8.001cm" style:type="center"/>
          <style:tab-stop style:position="16.002cm" style:type="right"/>
        </style:tab-stops>
      </style:paragraph-properties>
    </style:style>
    <style:style style:name="P20" style:family="paragraph" style:parent-style-name="Standard">
      <style:text-properties style:font-size-complex="16pt"/>
    </style:style>
    <style:style style:name="P21" style:family="paragraph" style:parent-style-name="Standard">
      <style:paragraph-properties fo:margin-top="0cm" fo:margin-bottom="0cm" fo:text-align="center" style:justify-single-word="false">
        <style:tab-stops>
          <style:tab-stop style:position="16.002cm" style:type="right"/>
        </style:tab-stops>
      </style:paragraph-properties>
      <style:text-properties fo:letter-spacing="0.176cm"/>
    </style:style>
    <style:style style:name="P22" style:family="paragraph" style:parent-style-name="Standard">
      <style:paragraph-properties fo:margin-top="0cm" fo:margin-bottom="0cm">
        <style:tab-stops>
          <style:tab-stop style:position="16.002cm" style:type="right"/>
        </style:tab-stops>
      </style:paragraph-properties>
    </style:style>
    <style:style style:name="P23" style:family="paragraph" style:parent-style-name="Standard">
      <style:paragraph-properties fo:margin-top="0cm" fo:margin-bottom="0cm" fo:text-align="center" style:justify-single-word="false">
        <style:tab-stops>
          <style:tab-stop style:position="16.002cm" style:type="right"/>
        </style:tab-stops>
      </style:paragraph-properties>
    </style:style>
    <style:style style:name="P24" style:family="paragraph" style:parent-style-name="Standard">
      <style:paragraph-properties fo:margin-top="0cm" fo:margin-bottom="0cm">
        <style:tab-stops>
          <style:tab-stop style:position="12.502cm" style:type="center"/>
        </style:tab-stops>
      </style:paragraph-properties>
    </style:style>
    <style:style style:name="P25" style:family="paragraph" style:parent-style-name="Standard">
      <style:paragraph-properties fo:margin-top="0cm" fo:margin-bottom="0cm" fo:text-align="justify" style:justify-single-word="false"/>
    </style:style>
    <style:style style:name="P26" style:family="paragraph" style:parent-style-name="Bez_20_mezer">
      <style:paragraph-properties fo:text-align="justify" style:justify-single-word="false"/>
    </style:style>
    <style:style style:name="P27" style:family="paragraph" style:parent-style-name="Standard">
      <style:paragraph-properties fo:break-before="page"/>
    </style:style>
    <style:style style:name="P28" style:family="paragraph" style:parent-style-name="Normální">
      <style:paragraph-properties fo:text-align="justify" style:justify-single-word="false" fo:break-before="page"/>
    </style:style>
    <style:style style:name="P29" style:family="paragraph" style:parent-style-name="Text_20_body">
      <style:paragraph-properties fo:break-before="page"/>
    </style:style>
    <style:style style:name="P30" style:family="paragraph" style:parent-style-name="DP_20_-_20_Normální">
      <style:paragraph-properties fo:margin-left="0cm" fo:margin-right="0cm" fo:text-indent="0cm" style:auto-text-indent="false"/>
    </style:style>
    <style:style style:name="P31" style:family="paragraph" style:parent-style-name="Text_20_body">
      <style:paragraph-properties fo:margin-left="0cm" fo:margin-right="0cm" fo:margin-top="0cm" fo:margin-bottom="0cm" fo:text-align="justify" style:justify-single-word="false" fo:orphans="0" fo:widows="0" fo:text-indent="0cm" style:auto-text-indent="false"/>
    </style:style>
    <style:style style:name="P32" style:family="paragraph" style:parent-style-name="Text_20_body">
      <style:paragraph-properties fo:margin-left="0cm" fo:margin-right="0cm" fo:margin-top="0cm" fo:margin-bottom="0cm" fo:text-align="justify" style:justify-single-word="false" fo:orphans="0" fo:widows="0" fo:text-indent="0cm" style:auto-text-indent="false"/>
      <style:text-properties fo:color="#564e49" style:font-size-complex="11pt"/>
    </style:style>
    <style:style style:name="P33" style:family="paragraph" style:parent-style-name="Text_20_body">
      <style:paragraph-properties fo:margin-left="0cm" fo:margin-right="0cm" fo:margin-top="0cm" fo:margin-bottom="0cm" fo:text-align="justify" style:justify-single-word="false" fo:orphans="0" fo:widows="0" fo:text-indent="0cm" style:auto-text-indent="false"/>
      <style:text-properties fo:color="#000000" fo:background-color="#ffff00" style:font-size-complex="11pt"/>
    </style:style>
    <style:style style:name="P34" style:family="paragraph" style:parent-style-name="Bez_20_mezer">
      <style:paragraph-properties fo:margin-left="0cm" fo:margin-right="0cm" fo:margin-top="0cm" fo:margin-bottom="0cm" fo:line-height="100%" fo:keep-together="always" fo:text-indent="0cm" style:auto-text-indent="false" fo:keep-with-next="always"/>
    </style:style>
    <style:style style:name="P35" style:family="paragraph" style:parent-style-name="Bez_20_mezer">
      <style:paragraph-properties fo:margin-left="0cm" fo:margin-right="0cm" fo:margin-top="0cm" fo:margin-bottom="0cm" fo:line-height="100%" fo:keep-together="always" fo:text-indent="0cm" style:auto-text-indent="false" fo:keep-with-next="always">
        <style:tab-stops>
          <style:tab-stop style:position="3.995cm"/>
        </style:tab-stops>
      </style:paragraph-properties>
    </style:style>
    <style:style style:name="P36" style:family="paragraph" style:parent-style-name="Bez_20_mezer">
      <style:paragraph-properties fo:margin-left="0cm" fo:margin-right="0cm" fo:margin-top="0cm" fo:margin-bottom="0cm" fo:line-height="100%" fo:keep-together="always" fo:text-indent="0cm" style:auto-text-indent="false"/>
    </style:style>
    <style:style style:name="P37" style:family="paragraph" style:parent-style-name="Standard">
      <style:paragraph-properties fo:margin-left="0cm" fo:margin-right="0cm" fo:margin-top="0cm" fo:margin-bottom="0.212cm" fo:text-indent="0cm" style:auto-text-indent="false"/>
    </style:style>
    <style:style style:name="P38" style:family="paragraph" style:parent-style-name="Standard">
      <style:paragraph-properties fo:margin-left="0cm" fo:margin-right="0cm" fo:margin-top="0cm" fo:margin-bottom="0.212cm" fo:text-indent="0cm" style:auto-text-indent="false"/>
      <style:text-properties style:font-size-complex="16pt"/>
    </style:style>
    <style:style style:name="P39" style:family="paragraph" style:parent-style-name="Contents_20_1">
      <style:paragraph-properties>
        <style:tab-stops>
          <style:tab-stop style:position="16.002cm" style:type="right" style:leader-style="dotted" style:leader-text="."/>
        </style:tab-stops>
      </style:paragraph-properties>
    </style:style>
    <style:style style:name="P40" style:family="paragraph" style:parent-style-name="Contents_20_2">
      <style:paragraph-properties>
        <style:tab-stops>
          <style:tab-stop style:position="16.002cm" style:type="right" style:leader-style="dotted" style:leader-text="."/>
        </style:tab-stops>
      </style:paragraph-properties>
    </style:style>
    <style:style style:name="P41" style:family="paragraph" style:parent-style-name="Text_20_body">
      <style:paragraph-properties fo:text-align="justify" style:justify-single-word="false"/>
    </style:style>
    <style:style style:name="P42" style:family="paragraph" style:parent-style-name="Standard">
      <style:paragraph-properties fo:margin-left="0.101cm" fo:margin-right="0cm" fo:text-align="justify" style:justify-single-word="false" fo:text-indent="0cm" style:auto-text-indent="false">
        <style:tab-stops/>
      </style:paragraph-properties>
    </style:style>
    <style:style style:name="P43" style:family="paragraph" style:parent-style-name="Standard">
      <style:paragraph-properties fo:margin-left="0.101cm" fo:margin-right="0cm" fo:text-indent="0cm" style:auto-text-indent="false">
        <style:tab-stops/>
      </style:paragraph-properties>
    </style:style>
    <style:style style:name="P44" style:family="paragraph" style:parent-style-name="Bez_20_mezer">
      <style:paragraph-properties fo:margin-left="0.25cm" fo:margin-right="0cm" fo:text-indent="0.25cm" style:auto-text-indent="false">
        <style:tab-stops/>
      </style:paragraph-properties>
    </style:style>
    <style:style style:name="P45" style:family="paragraph" style:parent-style-name="Standard">
      <style:paragraph-properties fo:margin-left="0.25cm" fo:margin-right="0cm" fo:text-indent="0.25cm" style:auto-text-indent="false">
        <style:tab-stops/>
      </style:paragraph-properties>
    </style:style>
    <style:style style:name="P46" style:family="paragraph" style:parent-style-name="Standard">
      <style:paragraph-properties fo:margin-left="0.351cm" fo:margin-right="0cm" fo:text-indent="0.15cm" style:auto-text-indent="false">
        <style:tab-stops/>
      </style:paragraph-properties>
    </style:style>
    <style:style style:name="P47" style:family="paragraph" style:parent-style-name="Bez_20_mezer">
      <style:paragraph-properties fo:margin-left="0.351cm" fo:margin-right="0cm" fo:text-indent="0.15cm" style:auto-text-indent="false">
        <style:tab-stops/>
      </style:paragraph-properties>
    </style:style>
    <style:style style:name="P48" style:family="paragraph" style:parent-style-name="Standard">
      <style:paragraph-properties fo:margin-left="0.302cm" fo:margin-right="0cm" fo:text-indent="0cm" style:auto-text-indent="false">
        <style:tab-stops/>
      </style:paragraph-properties>
    </style:style>
    <style:style style:name="P49" style:family="paragraph" style:parent-style-name="Bez_20_mezer">
      <style:paragraph-properties fo:margin-left="0.302cm" fo:margin-right="0cm" fo:text-indent="0cm" style:auto-text-indent="false">
        <style:tab-stops/>
      </style:paragraph-properties>
    </style:style>
    <style:style style:name="P50" style:family="paragraph" style:parent-style-name="Normální">
      <style:paragraph-properties fo:text-align="justify" style:justify-single-word="false"/>
    </style:style>
    <style:style style:name="P51" style:family="paragraph" style:parent-style-name="Bez_20_mezer" style:master-page-name="MPF0">
      <style:paragraph-properties fo:margin-top="6.773cm" fo:margin-bottom="0cm" fo:text-align="center" style:justify-single-word="false" style:page-number="auto" fo:break-before="page"/>
    </style:style>
    <style:style style:name="P52" style:family="paragraph" style:parent-style-name="Bez_20_mezer">
      <style:paragraph-properties fo:text-align="justify" style:justify-single-word="false"/>
    </style:style>
    <style:style style:name="P53" style:family="paragraph" style:parent-style-name="Bez_20_mezer" style:list-style-name="L2">
      <style:paragraph-properties fo:hyphenation-ladder-count="no-limit" fo:keep-with-next="always" style:vertical-align="auto"/>
      <style:text-properties fo:hyphenate="true" fo:hyphenation-remain-char-count="0" fo:hyphenation-push-char-count="0"/>
    </style:style>
    <style:style style:name="P54" style:family="paragraph" style:parent-style-name="Bez_20_mezer">
      <style:paragraph-properties fo:margin-left="0cm" fo:margin-right="0cm" fo:text-align="justify" style:justify-single-word="false" fo:text-indent="0.185cm" style:auto-text-indent="false"/>
    </style:style>
    <style:style style:name="P55" style:family="paragraph" style:parent-style-name="Bez_20_mezer">
      <style:paragraph-properties fo:margin-left="0.25cm" fo:margin-right="0cm" fo:text-align="justify" style:justify-single-word="false" fo:text-indent="0.25cm" style:auto-text-indent="false">
        <style:tab-stops/>
      </style:paragraph-properties>
    </style:style>
    <style:style style:name="P56" style:family="paragraph" style:parent-style-name="Heading_20_2" style:list-style-name="L1">
      <style:text-properties fo:font-size="14pt" style:font-size-asian="14pt" style:font-size-complex="14pt"/>
    </style:style>
    <style:style style:name="P57" style:family="paragraph" style:parent-style-name="Heading_20_2">
      <style:text-properties fo:font-size="14pt" style:font-size-asian="14pt" style:font-size-complex="14pt"/>
    </style:style>
    <style:style style:name="P58" style:family="paragraph" style:parent-style-name="Nadpis_20_2">
      <style:paragraph-properties fo:break-before="page"/>
      <style:text-properties fo:font-size="14pt" style:font-size-asian="14pt" style:font-size-complex="14pt"/>
    </style:style>
    <style:style style:name="P59" style:family="paragraph" style:parent-style-name="Heading_20_2">
      <style:paragraph-properties fo:margin-left="0cm" fo:margin-right="0cm" fo:text-indent="0cm" style:auto-text-indent="false"/>
      <style:text-properties fo:font-size="14pt" style:font-size-asian="14pt" style:font-size-complex="14pt"/>
    </style:style>
    <style:style style:name="P60" style:family="paragraph" style:parent-style-name="Nadpis_20_2">
      <style:paragraph-properties fo:margin-left="0cm" fo:margin-right="0cm" fo:text-indent="0cm" style:auto-text-indent="false"/>
      <style:text-properties fo:font-size="14pt" style:font-size-asian="14pt" style:font-size-complex="14pt"/>
    </style:style>
    <style:style style:name="P61" style:family="paragraph" style:parent-style-name="Nadpis_20_2">
      <style:text-properties fo:font-size="14pt" style:font-size-asian="14pt" style:font-size-complex="14pt"/>
    </style:style>
    <style:style style:name="P62" style:family="paragraph" style:parent-style-name="Nadpis_20_2">
      <style:text-properties fo:font-size="13pt" style:font-size-asian="13pt" style:font-size-complex="13pt"/>
    </style:style>
    <style:style style:name="P63" style:family="paragraph" style:parent-style-name="Contents_20_Heading" style:master-page-name="MP6">
      <style:paragraph-properties fo:text-align="justify" style:justify-single-word="false" style:page-number="auto" fo:break-before="page"/>
    </style:style>
    <style:style style:name="P64" style:family="paragraph" style:parent-style-name="Nadpis_20_1" style:master-page-name="MP7">
      <style:paragraph-properties style:page-number="auto" fo:break-before="page"/>
    </style:style>
    <style:style style:name="P65" style:family="paragraph" style:parent-style-name="Nadpis_20_1">
      <style:paragraph-properties fo:break-before="page"/>
    </style:style>
    <style:style style:name="P66" style:family="paragraph" style:parent-style-name="Nadpis_20_1">
      <style:paragraph-properties fo:margin-left="0cm" fo:margin-right="0cm" fo:text-indent="0cm" style:auto-text-indent="false" fo:break-before="page"/>
    </style:style>
    <style:style style:name="P67" style:family="paragraph" style:parent-style-name="Normální">
      <style:paragraph-properties fo:keep-with-next="always"/>
    </style:style>
    <style:style style:name="P68" style:family="paragraph" style:parent-style-name="Contents_20_1">
      <style:paragraph-properties>
        <style:tab-stops>
          <style:tab-stop style:position="16.002cm" style:type="right" style:leader-style="dotted" style:leader-text="."/>
        </style:tab-stops>
      </style:paragraph-properties>
      <style:text-properties fo:font-size="14pt" fo:font-weight="bold" style:font-size-asian="14pt" style:font-weight-asian="bold" style:font-size-complex="14pt"/>
    </style:style>
    <style:style style:name="P69" style:family="paragraph" style:parent-style-name="Standard" style:master-page-name="MP1">
      <style:paragraph-properties fo:margin-left="-2.499cm" fo:margin-right="-2.499cm" fo:margin-top="0cm" fo:margin-bottom="0cm" fo:text-align="center" style:justify-single-word="false" fo:text-indent="0cm" style:auto-text-indent="false" style:page-number="auto" fo:break-before="page">
        <style:tab-stops/>
      </style:paragraph-properties>
    </style:style>
    <style:style style:name="P70" style:family="paragraph" style:parent-style-name="Standard" style:master-page-name="MP2">
      <style:paragraph-properties fo:margin-top="0cm" fo:margin-bottom="0cm" fo:line-height="100%" style:page-number="auto" fo:break-before="page">
        <style:tab-stops>
          <style:tab-stop style:position="16.002cm" style:type="right"/>
        </style:tab-stops>
      </style:paragraph-properties>
    </style:style>
    <style:style style:name="P71" style:family="paragraph" style:parent-style-name="Standard" style:master-page-name="MP3">
      <style:paragraph-properties fo:margin-top="0cm" fo:margin-bottom="0cm" fo:line-height="100%" style:page-number="auto" fo:break-before="page">
        <style:tab-stops>
          <style:tab-stop style:position="16.002cm" style:type="right"/>
        </style:tab-stops>
      </style:paragraph-properties>
    </style:style>
    <style:style style:name="P72" style:family="paragraph" style:parent-style-name="Standard" style:master-page-name="MP4">
      <style:paragraph-properties fo:margin-top="0cm" fo:margin-bottom="0cm" style:page-number="auto" fo:break-before="page">
        <style:tab-stops>
          <style:tab-stop style:position="8.001cm" style:type="center"/>
          <style:tab-stop style:position="16.002cm" style:type="right"/>
        </style:tab-stops>
      </style:paragraph-properties>
    </style:style>
    <style:style style:name="P73" style:family="paragraph" style:parent-style-name="Standard" style:master-page-name="MP5">
      <style:paragraph-properties fo:text-align="justify" style:justify-single-word="false" style:page-number="auto" fo:break-before="page">
        <style:tab-stops>
          <style:tab-stop style:position="16.002cm" style:type="right"/>
        </style:tab-stops>
      </style:paragraph-properties>
    </style:style>
    <style:style style:name="P74" style:family="paragraph" style:parent-style-name="Standard">
      <style:paragraph-properties fo:margin-left="0.201cm" fo:margin-right="0cm" fo:text-align="justify" style:justify-single-word="false" fo:text-indent="0cm" style:auto-text-indent="false">
        <style:tab-stops/>
      </style:paragraph-properties>
    </style:style>
    <style:style style:name="P75" style:family="paragraph" style:parent-style-name="Standard">
      <style:paragraph-properties fo:margin-left="0.351cm" fo:margin-right="0cm" fo:text-align="justify" style:justify-single-word="false" fo:text-indent="0cm" style:auto-text-indent="false">
        <style:tab-stops/>
      </style:paragraph-properties>
    </style:style>
    <style:style style:name="P76" style:family="paragraph" style:parent-style-name="Standard">
      <style:paragraph-properties fo:margin-left="0cm" fo:margin-right="0cm" fo:margin-top="0cm" fo:margin-bottom="0.212cm" fo:text-align="justify" style:justify-single-word="false" fo:text-indent="0cm" style:auto-text-indent="false"/>
    </style:style>
    <style:style style:name="P77" style:family="paragraph" style:parent-style-name="Standard">
      <style:paragraph-properties fo:text-align="justify" style:justify-single-word="false"/>
    </style:style>
    <style:style style:name="P78" style:family="paragraph" style:parent-style-name="Standard">
      <style:paragraph-properties fo:text-align="justify" style:justify-single-word="false"/>
      <style:text-properties style:font-size-complex="16pt"/>
    </style:style>
    <style:style style:name="P79" style:family="paragraph" style:parent-style-name="Standard">
      <style:paragraph-properties fo:margin-left="0.101cm" fo:margin-right="0cm" fo:text-align="justify" style:justify-single-word="false" fo:text-indent="0cm" style:auto-text-indent="false">
        <style:tab-stops/>
      </style:paragraph-properties>
    </style:style>
    <style:style style:name="P80" style:family="paragraph" style:parent-style-name="Standard">
      <style:paragraph-properties fo:margin-left="0.25cm" fo:margin-right="0cm" fo:text-align="justify" style:justify-single-word="false" fo:text-indent="0.201cm" style:auto-text-indent="false">
        <style:tab-stops/>
      </style:paragraph-properties>
    </style:style>
    <style:style style:name="P81" style:family="paragraph" style:parent-style-name="Text_20_body">
      <style:paragraph-properties fo:margin-left="0cm" fo:margin-right="0cm" fo:margin-top="0cm" fo:margin-bottom="0cm" fo:text-align="justify" style:justify-single-word="false" fo:orphans="0" fo:widows="0" fo:text-indent="0cm" style:auto-text-indent="false"/>
      <style:text-properties fo:color="#000000" fo:font-size="14pt" fo:font-weight="bold" fo:background-color="#ffff00" style:font-size-asian="14pt" style:font-weight-asian="bold" style:font-size-complex="14pt"/>
    </style:style>
    <style:style style:name="T1" style:family="text">
      <style:text-properties style:font-name="Times New Roman" fo:font-size="14pt" fo:font-weight="bold" style:font-size-asian="14pt" style:font-weight-asian="bold" style:font-size-complex="14pt"/>
    </style:style>
    <style:style style:name="T2" style:family="text">
      <style:text-properties style:font-name="Times New Roman" fo:font-size="8pt" style:font-size-asian="8pt" style:font-size-complex="8pt"/>
    </style:style>
    <style:style style:name="T3" style:family="text">
      <style:text-properties fo:font-size="12pt" fo:font-weight="bold" style:font-size-asian="12pt" style:font-weight-asian="bold" style:font-name-complex="Arial1" style:font-size-complex="12pt"/>
    </style:style>
    <style:style style:name="T4" style:family="text">
      <style:text-properties fo:font-size="12pt" fo:font-weight="bold" style:font-size-asian="12pt" style:font-weight-asian="bold" style:font-weight-complex="bold"/>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fo:font-size="12pt" style:font-size-asian="12pt" style:font-weight-complex="bold"/>
    </style:style>
    <style:style style:name="T8" style:family="text">
      <style:text-properties fo:font-size="12pt" fo:language="en" fo:country="US" style:font-size-asian="12pt"/>
    </style:style>
    <style:style style:name="T9" style:family="text">
      <style:text-properties fo:font-size="10pt" fo:font-weight="bold" style:font-size-asian="10pt" style:font-weight-asian="bold" style:font-name-complex="Arial1"/>
    </style:style>
    <style:style style:name="T10" style:family="text">
      <style:text-properties fo:font-weight="bold" style:font-weight-asian="bold"/>
    </style:style>
    <style:style style:name="T11" style:family="text">
      <style:text-properties fo:font-size="22pt" fo:font-weight="bold" style:font-size-asian="22pt" style:font-weight-asian="bold" style:font-size-complex="22pt"/>
    </style:style>
    <style:style style:name="T12" style:family="text">
      <style:text-properties fo:font-size="48pt" style:font-size-asian="48pt" style:language-asian="ja" style:country-asian="JP" style:font-size-complex="14pt" style:font-weight-complex="bold"/>
    </style:style>
    <style:style style:name="T13" style:family="text">
      <style:text-properties fo:font-size="14pt" fo:font-weight="bold" style:font-size-asian="14pt" style:font-weight-asian="bold"/>
    </style:style>
    <style:style style:name="T14" style:family="text">
      <style:text-properties fo:font-size="14pt" fo:font-weight="bold" style:font-size-asian="14pt" style:font-weight-asian="bold" style:font-size-complex="14pt"/>
    </style:style>
    <style:style style:name="T15" style:family="text">
      <style:text-properties fo:font-size="14pt" style:font-size-asian="14pt"/>
    </style:style>
    <style:style style:name="T16" style:family="text">
      <style:text-properties fo:font-size="14pt" fo:language="en" fo:country="US" fo:font-weight="bold" style:font-size-asian="14pt" style:font-weight-asian="bold"/>
    </style:style>
    <style:style style:name="T17" style:family="text">
      <style:text-properties fo:background-color="#ffff00"/>
    </style:style>
    <style:style style:name="T18" style:family="text">
      <style:text-properties fo:color="#00b050"/>
    </style:style>
    <style:style style:name="T19" style:family="text">
      <style:text-properties style:font-size-complex="11pt"/>
    </style:style>
    <style:style style:name="T20" style:family="text">
      <style:text-properties fo:color="#564e49" style:font-size-complex="11pt"/>
    </style:style>
    <style:style style:name="T21" style:family="text">
      <style:text-properties fo:color="#564e49" style:font-name="Verdana1" fo:font-size="9pt" fo:background-color="#ffff00" style:font-size-asian="9pt"/>
    </style:style>
    <style:style style:name="T22" style:family="text">
      <style:text-properties fo:color="#564e49" fo:background-color="#ffff00" style:font-size-complex="11pt"/>
    </style:style>
    <style:style style:name="T23" style:family="text">
      <style:text-properties fo:color="#000000" style:font-name="Arial1" fo:font-style="italic" fo:background-color="#ff6600" style:font-style-asian="italic" style:font-size-complex="11pt"/>
    </style:style>
    <style:style style:name="T24" style:family="text">
      <style:text-properties fo:color="#000000" style:font-name="Arial1" fo:background-color="#ff6600" style:font-size-complex="11pt"/>
    </style:style>
    <style:style style:name="T25" style:family="text">
      <style:text-properties fo:color="#000000" fo:background-color="#ff6600" style:font-size-complex="11pt"/>
    </style:style>
    <style:style style:name="T26" style:family="text">
      <style:text-properties fo:color="#000000" fo:background-color="#ffff00" style:font-size-complex="11pt"/>
    </style:style>
    <style:style style:name="T27" style:family="text">
      <style:text-properties fo:color="#252525" fo:background-color="#ffff00" style:font-size-complex="11pt"/>
    </style:style>
    <style:style style:name="T28" style:family="text">
      <style:text-properties fo:color="#464646" style:font-size-complex="11pt"/>
    </style:style>
    <style:style style:name="T29" style:family="text">
      <style:text-properties style:font-name="Segoe UI" fo:font-weight="bold" style:font-weight-asian="bold" style:font-size-complex="11pt"/>
    </style:style>
    <style:style style:name="T30" style:family="text">
      <style:text-properties fo:color="#333333" fo:background-color="#ffff00" style:font-size-complex="11pt"/>
    </style:style>
    <style:style style:name="T31" style:family="text">
      <style:text-properties fo:background-color="#00ff00"/>
    </style:style>
    <style:style style:name="T32" style:family="text">
      <style:text-properties fo:font-style="italic" style:font-style-asian="italic"/>
    </style:style>
    <style:style style:name="T33" style:family="text">
      <style:text-properties fo:background-color="#00cc00"/>
    </style:style>
    <style:style style:name="T34" style:family="text">
      <style:text-properties fo:background-color="#ffffff"/>
    </style:style>
    <style:style style:name="T35" style:family="text">
      <style:text-properties fo:color="#ffffff" fo:background-color="#00ff00"/>
    </style:style>
    <style:style style:name="T36" style:family="text">
      <style:text-properties fo:color="#ffffff" fo:background-color="transparent"/>
    </style:style>
    <style:style style:name="T37" style:family="text">
      <style:text-properties fo:color="#ffffff" fo:background-color="#ffffff"/>
    </style:style>
    <style:style style:name="T38" style:family="text">
      <style:text-properties fo:background-color="transparent"/>
    </style:style>
    <style:style style:name="T39" style:family="text">
      <style:text-properties style:use-window-font-color="true" fo:background-color="#ffffff"/>
    </style:style>
    <style:style style:name="fr1" style:family="graphic" style:parent-style-name="Graphics">
      <style:graphic-properties style:wrap="none" style:vertical-pos="from-top" style:vertical-rel="page" style:horizontal-pos="from-left" style:horizontal-rel="page" fo:background-color="transparent" style:background-transparency="100%" fo:padding-left="0cm" fo:padding-right="0cm" fo:padding-top="0.494cm" fo:padding-bottom="0cm" fo:border="0.002cm solid #000000"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199cm" text:min-label-width="0.635cm"/>
      </text:list-level-style-number>
      <text:list-level-style-number text:level="2" style:num-suffix="." style:num-format="a" style:num-letter-sync="true">
        <style:list-level-properties text:space-before="1.469cm" text:min-label-width="0.635cm"/>
      </text:list-level-style-number>
      <text:list-level-style-number text:level="3" style:num-suffix="." style:num-format="i">
        <style:list-level-properties text:space-before="3.056cm" text:min-label-width="0.318cm" fo:text-align="end"/>
      </text:list-level-style-number>
      <text:list-level-style-number text:level="4" style:num-suffix="." style:num-format="1">
        <style:list-level-properties text:space-before="4.009cm" text:min-label-width="0.635cm"/>
      </text:list-level-style-number>
      <text:list-level-style-number text:level="5" style:num-suffix="." style:num-format="a" style:num-letter-sync="true">
        <style:list-level-properties text:space-before="5.279cm" text:min-label-width="0.635cm"/>
      </text:list-level-style-number>
      <text:list-level-style-number text:level="6" style:num-suffix="." style:num-format="i">
        <style:list-level-properties text:space-before="6.866cm" text:min-label-width="0.318cm" fo:text-align="end"/>
      </text:list-level-style-number>
      <text:list-level-style-number text:level="7" style:num-suffix="." style:num-format="1">
        <style:list-level-properties text:space-before="7.819cm" text:min-label-width="0.635cm"/>
      </text:list-level-style-number>
      <text:list-level-style-number text:level="8" style:num-suffix="." style:num-format="a" style:num-letter-sync="true">
        <style:list-level-properties text:space-before="9.089cm" text:min-label-width="0.635cm"/>
      </text:list-level-style-number>
      <text:list-level-style-number text:level="9" style:num-suffix="." style:num-format="i">
        <style:list-level-properties text:space-before="10.676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1LVL1" text:bullet-char="">
        <style:list-level-properties text:space-before="0.834cm" text:min-label-width="0.635cm"/>
        <style:text-properties style:font-name="Symbol"/>
      </text:list-level-style-bullet>
      <text:list-level-style-bullet text:level="2" text:style-name="WW_5f_CharLFO31LVL2" text:bullet-char="o">
        <style:list-level-properties text:space-before="2.104cm" text:min-label-width="0.635cm"/>
        <style:text-properties style:font-name="Courier New"/>
      </text:list-level-style-bullet>
      <text:list-level-style-bullet text:level="3" text:style-name="WW_5f_CharLFO31LVL3" text:bullet-char="">
        <style:list-level-properties text:space-before="3.374cm" text:min-label-width="0.635cm"/>
        <style:text-properties style:font-name="Wingdings"/>
      </text:list-level-style-bullet>
      <text:list-level-style-bullet text:level="4" text:style-name="WW_5f_CharLFO31LVL4" text:bullet-char="">
        <style:list-level-properties text:space-before="4.644cm" text:min-label-width="0.635cm"/>
        <style:text-properties style:font-name="Symbol"/>
      </text:list-level-style-bullet>
      <text:list-level-style-bullet text:level="5" text:style-name="WW_5f_CharLFO31LVL5" text:bullet-char="o">
        <style:list-level-properties text:space-before="5.914cm" text:min-label-width="0.635cm"/>
        <style:text-properties style:font-name="Courier New"/>
      </text:list-level-style-bullet>
      <text:list-level-style-bullet text:level="6" text:style-name="WW_5f_CharLFO31LVL6" text:bullet-char="">
        <style:list-level-properties text:space-before="7.184cm" text:min-label-width="0.635cm"/>
        <style:text-properties style:font-name="Wingdings"/>
      </text:list-level-style-bullet>
      <text:list-level-style-bullet text:level="7" text:style-name="WW_5f_CharLFO31LVL7" text:bullet-char="">
        <style:list-level-properties text:space-before="8.454cm" text:min-label-width="0.635cm"/>
        <style:text-properties style:font-name="Symbol"/>
      </text:list-level-style-bullet>
      <text:list-level-style-bullet text:level="8" text:style-name="WW_5f_CharLFO31LVL8" text:bullet-char="o">
        <style:list-level-properties text:space-before="9.724cm" text:min-label-width="0.635cm"/>
        <style:text-properties style:font-name="Courier New"/>
      </text:list-level-style-bullet>
      <text:list-level-style-bullet text:level="9" text:style-name="WW_5f_CharLFO31LVL9" text:bullet-char="">
        <style:list-level-properties text:space-before="10.994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Standardní_20_písmo_20_odstavce"><text:span text:style-name="T11">Návrh a implementace webové aplikace pro telemedicínské řešení zaměřené na diabetes</text:span></text:span></text:p>
      <text:p text:style-name="P14"><text:span text:style-name="Standardní_20_písmo_20_odstavce"><text:span text:style-name="T6">Diplomová práce</text:span></text:span></text:p>
      <text:p text:style-name="P15"><text:span text:style-name="Standardní_20_písmo_20_odstavce"><text:span text:style-name="T5">Studijní program:</text:span></text:span><text:span text:style-name="Standardní_20_písmo_20_odstavce"><text:span text:style-name="T4"> </text:span></text:span><text:span text:style-name="Standardní_20_písmo_20_odstavce"><text:span text:style-name="T5">Biomedicínské inženýrství</text:span></text:span></text:p>
      <text:p text:style-name="P15"><text:span text:style-name="Standardní_20_písmo_20_odstavce"><text:span text:style-name="T5">Studijní obor:</text:span></text:span><text:span text:style-name="Standardní_20_písmo_20_odstavce"><text:span text:style-name="T7"> </text:span></text:span><text:span text:style-name="Standardní_20_písmo_20_odstavce"><text:span text:style-name="T5">Biomedicínské </text:span></text:span><text:span text:style-name="Standardní_20_písmo_20_odstavce"><text:span text:style-name="T5">inženýrství</text:span></text:span></text:p>
      <text:p text:style-name="P16"/>
      <text:p text:style-name="P15"><text:span text:style-name="Standardní_20_písmo_20_odstavce"><text:span text:style-name="T5">Autor diplomové práce: Bc. Milan Poláček</text:span></text:span></text:p>
      <text:p text:style-name="P15"><text:span text:style-name="Standardní_20_písmo_20_odstavce"><text:span text:style-name="T5">Vedoucí diplomové práce: Ing. Jan Mužík, Ph.D.</text:span></text:span></text:p>
      <text:p text:style-name="P69"><text:span text:style-name="Standardní_20_písmo_20_odstavce"><text:span text:style-name="T12">Místo pro zadání</text:span></text:span></text:p>
      <text:p text:style-name="P70"><text:span text:style-name="Standardní_20_písmo_20_odstavce"><text:span text:style-name="T14">PROHLÁŠENÍ</text:span></text:span></text:p>
      <text:p text:style-name="P21"/>
      <text:p text:style-name="P22">Prohlašuji, že jsem předloženou práci vypracoval samostatně a že jsem uvedl veškeré použité informační zdroje v souladu s Metodickým pokynem o dodržování etických principů při přípravě vysokoškolských závěrečných prací.</text:p>
      <text:p text:style-name="P23"/>
      <text:p text:style-name="P24">V Praze dne ___________<text:tab/><text:span text:style-name="Standardní_20_písmo_20_odstavce"><text:span text:style-name="T15">_______________________</text:span></text:span></text:p>
      <text:p text:style-name="P24"><text:tab/>podpis</text:p>
      <text:p text:style-name="P71"><text:span text:style-name="Standardní_20_písmo_20_odstavce"><text:span text:style-name="T14">PODĚKOVÁNÍ</text:span></text:span></text:p>
      <text:p text:style-name="P21"/>
      <text:p text:style-name="P25"><text:s/><text:tab/>Chtěl bych poděkovat zejména svému vedoucímu práce Ing. Janu Mužíkovi, Ph.D. za cenné připomínky a rady při realizaci projektu. Také bych rád poděkoval Bc. Anně Holubové za poskytnuté konzultace a informace k problematice diabetu.</text:p>
      <text:p text:style-name="P25"><text:s/><text:tab/>Velké poděkování náleží mé rodině, která mne nejen při psaní této diplomové práce, ale i po dobu celého studia podporovala.</text:p>
      <text:p text:style-name="P26"><text:s/><text:tab/>Poděkování také patří mým kolegům a kamarádům z IT skupiny, kteří mi během let, co s nimi pracuji a trávím čas, poskytli cenné rady a zkušenosti.</text:p>
      <text:p text:style-name="P26"><text:s/><text:tab/>A v neposlední řadě bych chtěl ještě poděkovat i kolegům z Albertova, kteří mne také mnoho naučili.</text:p>
      <text:p text:style-name="P72"><text:span text:style-name="Standardní_20_písmo_20_odstavce"><text:span text:style-name="T13">Název diplomové práce:</text:span></text:span></text:p>
      <text:p text:style-name="P17"><text:span text:style-name="Standardní_20_písmo_20_odstavce"><text:span text:style-name="T5">Návrh a implementace webové aplikace pro telemedicínské řešení zaměřené na diabetes</text:span></text:span></text:p>
      <text:p text:style-name="P19"><text:span text:style-name="Standardní_20_písmo_20_odstavce"><text:span text:style-name="T13">Abstrakt:</text:span></text:span></text:p>
      <text:p text:style-name="P26"><text:tab/>V současné době existuje řada softwarových řešení pro stahování a agregaci dat z mobilních zařízení pro léčbu pacientů s diabetem. Pro využití záznamů z různých přístrojů musí tedy mít pacient či lékař přístup i k různým aplikacím. Protože tyto aplikace nebývají mezi sebou kompatibilní, lze následně vyhodnocovat přenesená data pouze separovaně, tedy z každého zařízení zvlášť, což snižuje uživatelský komfort či dokonce brání jejich praktickému využití.</text:p>
      <text:p text:style-name="P26"><text:s/><text:tab/>Mojí snahou bylo vytvořit webový portál, kam by data z různých druhů přístrojů používaných pacienty byla automaticky přenášena a zároveň by zde pacient či jeho lékař měl možnost data v celistvosti prohlížet a analyzovat.</text:p>
      <text:p text:style-name="P26"><text:s/><text:tab/>Tato diplomová práce <text:span text:style-name="Standardní_20_písmo_20_odstavce"><text:span text:style-name="T17">se zabývá webovou aplikací</text:span></text:span> Diani, která umožňuje<text:span text:style-name="Standardní_20_písmo_20_odstavce"><text:span text:style-name="T18"> </text:span></text:span>automatický přesun, uložení a hodnocení dat z různých elektronických přístrojů, jakými jsou např. hodnoty glykémie, krevního tlaku, počtu nachozených kroků, tepové frekvence aj. Kromě zobrazení grafů je možné vést <text:s text:c="3"/>i osobní kartu pacienta s informacemi jako je váha, výška, HbA1c, hodnoty sacharidů v jídle, dávky inzulínu, spánek/bdění aj. Do systému lze v libovolném časovém rozmezí manuálně nahrávat i data z kontinuálních monitorů glykémie. Uvedená data jsou přehledně graficky zobrazena na časové ose. Uživatel si může také vygenerovat výpis záznamů do přehledné tabulky a využít jej během konzultace s lékařem.</text:p>
      <text:p text:style-name="P26"><text:s/><text:tab/>Pomocí řídící logiky v jazyce C# a také JavaScriptu je v současnosti možné data zobrazovat v denním, týdenním a měsíčním náhledu, kde měsíční náhled je obohacen o trend glykémie. Pro další statistické zpracování dat lze data stáhnout ve formátu csv.</text:p>
      <text:p text:style-name="P26"><text:s/><text:tab/>Systém Diani je postaven na architektuře ASP.NET MVC s podporou HTML a CSS. Aplikace je dále doplněna o opensource pluginy (jako např. Highcharts, Jquery apod.).</text:p>
      <text:p text:style-name="P26"><text:s/><text:tab/>Vytvořili jsme funkční webové rozhraní pro přenos, sběr, analýzu a export dat z mobilních zařízení jako je aplikace diabetického deníku pro smartphone, krokoměr, glukometr, kontinuální monitor glykémie, váha a tlakoměr. Webovou aplikaci Diani používají v testovacím módu jak pacienti, tak lékaři.</text:p>
      <text:p text:style-name="P18"><text:span text:style-name="Standardní_20_písmo_20_odstavce"><text:span text:style-name="T13">Klíčová slova:</text:span></text:span></text:p>
      <text:p text:style-name="P17"><text:span text:style-name="Standardní_20_písmo_20_odstavce"><text:span text:style-name="T5">telemedicína, ASP.NET MVC, C#, diabetes, edukace pacienta, highcharts, </text:span></text:span><text:span text:style-name="Standardní_20_písmo_20_odstavce"><text:span text:style-name="T5">tenký klient</text:span></text:span></text:p>
      <text:p text:style-name="P73"><text:span text:style-name="Standardní_20_písmo_20_odstavce"><text:span text:style-name="T16">Master´s Thesis title:</text:span></text:span></text:p>
      <text:p text:style-name="P30"><text:span text:style-name="Standardní_20_písmo_20_odstavce"><text:span text:style-name="T8">Design and implementation of web application for telemedicine solution aimed to diabetes</text:span></text:span></text:p>
      <text:p text:style-name="P18"><text:span text:style-name="Standardní_20_písmo_20_odstavce"><text:span text:style-name="T16">Abstract:</text:span></text:span></text:p>
      <text:p text:style-name="P18"><text:span text:style-name="Standardní_20_písmo_20_odstavce"><text:span text:style-name="T16">Key words:</text:span></text:span></text:p>
      <text:p text:style-name="P17"><text:span text:style-name="Standardní_20_písmo_20_odstavce"><text:span text:style-name="T8">telemedicine, ASP.NET MVC, C#, diabetes, patient education, highcharts, thin client</text:span></text:span></text:p>
      <text:p text:style-name="P63">Obsah</text:p>
      <text:table-of-content text:style-name="Sect1" text:name="_TOC0">
        <text:table-of-content-source text:outline-level="3" text:use-index-marks="false">
          <text:index-title-template text:style-name="Contents_20_Heading">Obsah</text:index-title-template>
          <text:table-of-content-entry-template text:outline-level="1" text:style-name="Normální">
            <text:index-entry-link-start/>
            <text:index-entry-text/>
            <text:index-entry-tab-stop style:type="right" style:leader-char="."/>
            <text:index-entry-page-number/>
            <text:index-entry-link-end/>
          </text:table-of-content-entry-template>
          <text:table-of-content-entry-template text:outline-level="2" text:style-name="Normální">
            <text:index-entry-link-start/>
            <text:index-entry-text/>
            <text:index-entry-tab-stop style:type="right" style:leader-char="."/>
            <text:index-entry-page-number/>
            <text:index-entry-link-end/>
          </text:table-of-content-entry-template>
          <text:table-of-content-entry-template text:outline-level="3" text:style-name="Normální">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text:a xlink:type="simple" xlink:href="#__RefHeading__1644_838518084" office:target-frame-name="_top" xlink:show="replace" text:style-name="Internet_20_link" text:visited-style-name="Visited_20_Internet_20_Link">1.Úvod<text:tab/>9</text:a></text:p>
          <text:p text:style-name="P39"><text:s text:c="5"/>1.1. Diabetes mellitus</text:p>
          <text:p text:style-name="P39"><text:s text:c="5"/>1.2. Selfmonitoring</text:p>
          <text:p text:style-name="P39"><text:s text:c="5"/>1.3. Projekt Diani</text:p>
          <text:p text:style-name="P40"><text:a xlink:type="simple" xlink:href="#__RefHeading__1646_838518084" office:target-frame-name="_top" xlink:show="replace" text:style-name="Internet_20_link" text:visited-style-name="Visited_20_Internet_20_Link">1.4.Přínosy práce<text:tab/>10</text:a></text:p>
          <text:p text:style-name="P40"><text:a xlink:type="simple" xlink:href="#__RefHeading__1648_838518084" office:target-frame-name="_top" xlink:show="replace" text:style-name="Internet_20_link" text:visited-style-name="Visited_20_Internet_20_Link">1.5. Schválení lékařskou etickou komisí<text:tab/>11</text:a></text:p>
          <text:p text:style-name="P39"><text:a xlink:type="simple" xlink:href="#__RefHeading__1650_838518084" office:target-frame-name="_top" xlink:show="replace" text:style-name="Internet_20_link" text:visited-style-name="Visited_20_Internet_20_Link">2.Stav poznatků o řešené problematice<text:tab/>12</text:a></text:p>
          <text:p text:style-name="P40"><text:a xlink:type="simple" xlink:href="#__RefHeading__1652_838518084" office:target-frame-name="_top" xlink:show="replace" text:style-name="Internet_20_link" text:visited-style-name="Visited_20_Internet_20_Link">2.1.Dexcom Studio<text:tab/>12</text:a></text:p>
          <text:p text:style-name="P40"><text:a xlink:type="simple" xlink:href="#__RefHeading__1654_838518084" office:target-frame-name="_top" xlink:show="replace" text:style-name="Internet_20_link" text:visited-style-name="Visited_20_Internet_20_Link">2.2.CareLink Personal<text:tab/>13</text:a></text:p>
          <text:p text:style-name="P40"><text:a xlink:type="simple" xlink:href="#__RefHeading__1656_838518084" office:target-frame-name="_top" xlink:show="replace" text:style-name="Internet_20_link" text:visited-style-name="Visited_20_Internet_20_Link">2.3.Diasend<text:tab/>15</text:a></text:p>
          <text:p text:style-name="P40"><text:a xlink:type="simple" xlink:href="#__RefHeading__1658_838518084" office:target-frame-name="_top" xlink:show="replace" text:style-name="Internet_20_link" text:visited-style-name="Visited_20_Internet_20_Link">2.4.SiDiary<text:tab/>17</text:a></text:p>
          <text:p text:style-name="P40"><text:a xlink:type="simple" xlink:href="#__RefHeading__1660_838518084" office:target-frame-name="_top" xlink:show="replace" text:style-name="Internet_20_link" text:visited-style-name="Visited_20_Internet_20_Link">2.5.NightScout<text:tab/>18</text:a></text:p>
          <text:p text:style-name="P39"><text:a xlink:type="simple" xlink:href="#__RefHeading__1662_838518084" office:target-frame-name="_top" xlink:show="replace" text:style-name="Internet_20_link" text:visited-style-name="Visited_20_Internet_20_Link">3.Metodika práce<text:tab/>19</text:a></text:p>
          <text:p text:style-name="P40"><text:a xlink:type="simple" xlink:href="#__RefHeading__1664_838518084" office:target-frame-name="_top" xlink:show="replace" text:style-name="Internet_20_link" text:visited-style-name="Visited_20_Internet_20_Link">3.1.Použité technologie<text:tab/>19</text:a></text:p>
          <text:p text:style-name="P40"><text:a xlink:type="simple" xlink:href="#__RefHeading__1666_838518084" office:target-frame-name="_top" xlink:show="replace" text:style-name="Internet_20_link" text:visited-style-name="Visited_20_Internet_20_Link">3.2.Softwarové vzory<text:tab/>19</text:a></text:p>
          <text:p text:style-name="Contents_20_3"><text:a xlink:type="simple" xlink:href="#__RefHeading__1668_838518084" office:target-frame-name="_top" xlink:show="replace" text:style-name="Internet_20_link" text:visited-style-name="Visited_20_Internet_20_Link">3.2.1.Architektura MVC<text:tab/>19</text:a></text:p>
          <text:p text:style-name="Contents_20_3"><text:a xlink:type="simple" xlink:href="#__RefHeading__1670_838518084" office:target-frame-name="_top" xlink:show="replace" text:style-name="Internet_20_link" text:visited-style-name="Visited_20_Internet_20_Link">3.2.2.Návrhový vzor Facade<text:tab/>20</text:a></text:p>
          <text:p text:style-name="P40"><text:a xlink:type="simple" xlink:href="#__RefHeading__1672_838518084" office:target-frame-name="_top" xlink:show="replace" text:style-name="Internet_20_link" text:visited-style-name="Visited_20_Internet_20_Link">3.3.Návrh projektu<text:tab/>21</text:a></text:p>
          <text:p text:style-name="P40"><text:a xlink:type="simple" xlink:href="#__RefHeading__1674_838518084" office:target-frame-name="_top" xlink:show="replace" text:style-name="Internet_20_link" text:visited-style-name="Visited_20_Internet_20_Link">3.4.Uživatelská oprávnění<text:tab/>21</text:a></text:p>
          <text:p text:style-name="P40"><text:a xlink:type="simple" xlink:href="#__RefHeading__1676_838518084" office:target-frame-name="_top" xlink:show="replace" text:style-name="Internet_20_link" text:visited-style-name="Visited_20_Internet_20_Link">3.5.Popis jednotlivých částí<text:tab/>22</text:a></text:p>
          <text:p text:style-name="P39"><text:a xlink:type="simple" xlink:href="#__RefHeading__1678_838518084" office:target-frame-name="_top" xlink:show="replace" text:style-name="Internet_20_link" text:visited-style-name="Visited_20_Internet_20_Link">4.Výsledky a jejich zhodnocení<text:tab/>22</text:a></text:p>
          <text:p text:style-name="P40"><text:a xlink:type="simple" xlink:href="#__RefHeading__1680_838518084" office:target-frame-name="_top" xlink:show="replace" text:style-name="Internet_20_link" text:visited-style-name="Visited_20_Internet_20_Link">4.1.Vyhodnocení ankety<text:tab/>22</text:a></text:p>
          <text:p text:style-name="P40"><text:a xlink:type="simple" xlink:href="#__RefHeading__1682_838518084" office:target-frame-name="_top" xlink:show="replace" text:style-name="Internet_20_link" text:visited-style-name="Visited_20_Internet_20_Link">4.2.Design aplikace<text:tab/>22</text:a></text:p>
          <text:p text:style-name="P39"><text:a xlink:type="simple" xlink:href="#__RefHeading__1684_838518084" office:target-frame-name="_top" xlink:show="replace" text:style-name="Internet_20_link" text:visited-style-name="Visited_20_Internet_20_Link">5.Závěr<text:tab/>23</text:a></text:p>
          <text:p text:style-name="P39"><text:a xlink:type="simple" xlink:href="#__RefHeading__1686_838518084" office:target-frame-name="_top" xlink:show="replace" text:style-name="Internet_20_link" text:visited-style-name="Visited_20_Internet_20_Link">6.Seznam použitých informačních zdrojů<text:tab/>24</text:a></text:p>
          <text:p text:style-name="P39"><text:a xlink:type="simple" xlink:href="#__RefHeading__1688_838518084" office:target-frame-name="_top" xlink:show="replace" text:style-name="Internet_20_link" text:visited-style-name="Visited_20_Internet_20_Link">7.Přílohy<text:tab/>25</text:a></text:p>
        </text:index-body>
      </text:table-of-content>
      <text:p text:style-name="Standard"><text:a xlink:type="simple" xlink:href="#_Toc450162224" office:target-frame-name="_top" xlink:show="replace" text:style-name="Internet_20_link" text:visited-style-name="Visited_20_Internet_20_Link"/></text:p>
      <text:p><text:bookmark-start text:name="_Toc450162224"/><text:bookmark-start text:name="__RefHeading__1644_838518084"/>Úvod<text:bookmark-end text:name="_Toc450162224"/><text:bookmark-end text:name="__RefHeading__1644_838518084"/></text:p>
      <text:p text:style-name="P68">1.1. Diabetes mellitus</text:p>
      <text:p text:style-name="P41"><text:tab/><text:span text:style-name="Standardní_20_písmo_20_odstavce"><text:span text:style-name="T19">K závažným problémům současné medicíny pa</text:span></text:span><text:span text:style-name="Standardní_20_písmo_20_odstavce"><text:span text:style-name="T19">tří nebývalý nárůst pacientů postižených diabetem. </text:span></text:span><text:span text:style-name="Standardní_20_písmo_20_odstavce"><text:span text:style-name="T20">Počet nemocných s diabetem roste nejen v České republice, ale na celém světě, <text:s/>a to <text:s/></text:span></text:span><text:span text:style-name="Standardní_20_písmo_20_odstavce"><text:span text:style-name="T23">jak ve vyspělých, tak v rozvojových státech světa, </text:span></text:span><text:span text:style-name="Standardní_20_písmo_20_odstavce"><text:span text:style-name="T20">takovou rychlostí, že se hovoří o celosvětové epidemii diabetu. </text:span></text:span><text:span text:style-name="Standardní_20_písmo_20_odstavce"><text:span text:style-name="T19"> </text:span></text:span></text:p>
      <text:p text:style-name="P41"><text:span text:style-name="Standardní_20_písmo_20_odstavce"><text:span text:style-name="T21"><text:tab/></text:span></text:span><text:span text:style-name="Standardní_20_písmo_20_odstavce"><text:span text:style-name="T22">Di</text:span></text:span><text:span text:style-name="Standardní_20_písmo_20_odstavce"><text:span text:style-name="T22">abetes mellitus (úplavice cukrová či též cukrovka) je souhrnný název pro heterogenní skupinu chronických onemocnění spojených s poruchou metabolismu sacharidů. Jejich společným znakem je zvýšená hladina krevního cukru (hyperglykémie). Vzniká v důsledku ned</text:span></text:span><text:span text:style-name="Standardní_20_písmo_20_odstavce"><text:span text:style-name="T22">ostatečného účinku inzulínu při jeho absolutním či relativním nedostatku. </text:span></text:span><text:span text:style-name="Standardní_20_písmo_20_odstavce"><text:span text:style-name="T25">Dlouhodobě vysoké množství glukózy v krvi negativně působí na řadu orgánů, poškozuje malé i velké tepny, oční sítnici, nervová vlákna a ledviny. <text:s/></text:span></text:span><text:span text:style-name="Standardní_20_písmo_20_odstavce"><text:span text:style-name="T22">Podle příčin vzniku rozlišujeme dva </text:span></text:span><text:span text:style-name="Standardní_20_písmo_20_odstavce"><text:span text:style-name="T22">hlavní typy diabetu.</text:span></text:span></text:p>
      <text:p text:style-name="P41"><text:span text:style-name="Standardní_20_písmo_20_odstavce"><text:span text:style-name="T21"><text:tab/></text:span></text:span><text:span text:style-name="Standardní_20_písmo_20_odstavce"><text:span text:style-name="T22">Pro diabetes mellitus 1. typu <text:s/>je charakteristická ztráta schopnosti o</text:span></text:span><text:span text:style-name="Standardní_20_písmo_20_odstavce"><text:span text:style-name="T22">rganismu tvořit vlastní inzulín.</text:span></text:span><text:span text:style-name="Standardní_20_písmo_20_odstavce"><text:span text:style-name="T22"> </text:span></text:span><text:span text:style-name="Standardní_20_písmo_20_odstavce"><text:span text:style-name="T22">Z</text:span></text:span><text:span text:style-name="Standardní_20_písmo_20_odstavce"><text:span text:style-name="T25">výšená koncentrace cukru v krvi je tedy způsobena nepřítomností hormonu inzulín,</text:span></text:span><text:span text:style-name="Standardní_20_písmo_20_odstavce"><text:span text:style-name="T22"> v důsledku čehož jsou pacienti s tímto typem onem</text:span></text:span><text:span text:style-name="Standardní_20_písmo_20_odstavce"><text:span text:style-name="T22">ocnění doživotně odkázáni na léčbu inzulínem. Jedná se o autoimunitní onemocnění, při kterém</text:span></text:span><text:span text:style-name="Standardní_20_písmo_20_odstavce"><text:span text:style-name="T22"> dochází k ničení buněk slinivky břišní vlastním imunitním systémem pacienta. <text:s/>Tento typ diabetu postihuje zhruba 5 – 10 % pacientů s diabetem.</text:span></text:span><text:span text:style-name="Standardní_20_písmo_20_odstavce"><text:span text:style-name="T26"> </text:span></text:span><text:span text:style-name="Standardní_20_písmo_20_odstavce"><text:span text:style-name="T21"><text:tab/></text:span></text:span></text:p>
      <text:p text:style-name="P41"><text:span text:style-name="Standardní_20_písmo_20_odstavce"><text:span text:style-name="T21"><text:tab/></text:span></text:span><text:span text:style-name="Standardní_20_písmo_20_odstavce"><text:span text:style-name="T22">Převážná část ne</text:span></text:span><text:span text:style-name="Standardní_20_písmo_20_odstavce"><text:span text:style-name="T22">mocných, odhaduje se 90–95 %, je postižena diabetem 2. typu, který</text:span></text:span><text:span text:style-name="Standardní_20_písmo_20_odstavce"><text:span text:style-name="T27"> je způsoben sníženou citlivostí tkání vlastního těla pacienta k inzulinu. </text:span></text:span><text:span text:style-name="Standardní_20_písmo_20_odstavce"><text:span text:style-name="T25">Zvýšená koncentrace cukru v krvi je tedy způsobena</text:span></text:span><text:span text:style-name="Standardní_20_písmo_20_odstavce"><text:span text:style-name="T22"> </text:span></text:span><text:span text:style-name="Standardní_20_písmo_20_odstavce"><text:span text:style-name="T24">nedostatečným účinek inzulínu na cílové tkáně.</text:span></text:span><text:span text:style-name="Standardní_20_písmo_20_odstavce"><text:span text:style-name="T22"> Jedná se o typick</text:span></text:span><text:span text:style-name="Standardní_20_písmo_20_odstavce"><text:span text:style-name="T22">ou civilizační nemoc, na jejímž vzniku se u geneticky predisponovaných jedinců podílí především obezita, nedostatek fyzické aktivity a stres.</text:span></text:span></text:p>
      <text:p text:style-name="P41"><text:span text:style-name="Standardní_20_písmo_20_odstavce"><text:span text:style-name="T22"><text:tab/>U malé části nemocných je diabetes mellitus důsledkem geneticky (monogenně) podmíněné poruchy funkce beta-buňky (</text:span></text:span><text:span text:style-name="Standardní_20_písmo_20_odstavce"><text:span text:style-name="T22">MODY a většina případů novorozeneckého diabetu).</text:span></text:span><text:span text:style-name="Standardní_20_písmo_20_odstavce"><text:span text:style-name="T22"><text:tab/></text:span></text:span></text:p>
      <text:p text:style-name="P41"><text:span text:style-name="Standardní_20_písmo_20_odstavce"><text:span text:style-name="T22"><text:tab/>Vysoký populační výskyt diabetu je důvodem pro zvýšený zájem medicíny. Přesto moderní medicína diabetes mellitus dosud</text:span></text:span><text:span text:style-name="Standardní_20_písmo_20_odstavce"><text:span text:style-name="T22"> vyléčit neumí. Jedná se o onemocnění chronické a doživotní. Diabetes sám o sobě přiná</text:span></text:span><text:span text:style-name="Standardní_20_písmo_20_odstavce"><text:span text:style-name="T22">ší svým nositelům četné komplikace, významně snižuje kvalitu jejich života a podílí se též na jejich zvýšené úmrtnosti.</text:span></text:span></text:p>
      <text:p text:style-name="P41"><text:span text:style-name="Standardní_20_písmo_20_odstavce"><text:span text:style-name="T22"><text:tab/>Velmi závažné jsou četné komplikace diabetu (akutní i chronické), mezi něž patří postižení zraku (diabetická retinopatie), postižení le</text:span></text:span><text:span text:style-name="Standardní_20_písmo_20_odstavce"><text:span text:style-name="T22">dvin (diabetická nefropatie, případně diabetické onemocnění ledvin), postižení nervů (diabetická periferní senzitivní neuropatie, diabetická autonomní neuropatie), postižení tepen (kornatění tepen, ateroskleróza, jejímž důsledkem jsou náhlá smrt, infarkt m</text:span></text:span><text:span text:style-name="Standardní_20_písmo_20_odstavce"><text:span text:style-name="T22">yokardu, nedokrevnost dolních končetin a cévní mozkové příhody).</text:span></text:span><text:span text:style-name="Standardní_20_písmo_20_odstavce"><text:span text:style-name="T21"><text:tab/></text:span></text:span></text:p>
      <text:p text:style-name="P31"><text:soft-page-break/><text:span text:style-name="Standardní_20_písmo_20_odstavce"><text:span text:style-name="T21"><text:tab/></text:span></text:span><text:span text:style-name="Standardní_20_písmo_20_odstavce"><text:span text:style-name="T22">Celosvětově je diabetes mellitus nejčastější příčinou slepoty a nejčastější příčinou amputace dolních končetin.</text:span></text:span></text:p>
      <text:p text:style-name="P31"><text:span text:style-name="Standardní_20_písmo_20_odstavce"><text:span text:style-name="T22"><text:tab/>Smyslem léčby diabetu je zabránit vzniku komplikací, v případě jejich vzniku</text:span></text:span><text:span text:style-name="Standardní_20_písmo_20_odstavce"><text:span text:style-name="T22"> pak alespoň zpomalit jejich vývoj. Cílem léčby diabetu je tedy prodloužení života nemocných při zachování jeho kvality.</text:span></text:span></text:p>
      <text:p text:style-name="P31"><text:span text:style-name="Standardní_20_písmo_20_odstavce"><text:span text:style-name="T22"><text:tab/>S ohledem na celospolečenský dopad zvyšování počtu nemocných diabetem je třeba vytvořit předpoklady pro kvalitní odbornou terapii diab</text:span></text:span><text:span text:style-name="Standardní_20_písmo_20_odstavce"><text:span text:style-name="T22">etu, která by nejen usnadnila život diabetickým pacientům a zvýšila jeho kvalitu při pokud možno zachování jejich pracovní schopnosti, ale která by zejména snížila riziko medicinských komplikací, a tím snížila náklady na léčbu těchto pacientů, včetně souvi</text:span></text:span><text:span text:style-name="Standardní_20_písmo_20_odstavce"><text:span text:style-name="T22">sejích nákladů sociálních.</text:span></text:span></text:p>
      <text:p text:style-name="P31"><text:span text:style-name="Standardní_20_písmo_20_odstavce"><text:span text:style-name="T22"><text:tab/>Potřeba</text:span></text:span><text:span text:style-name="Standardní_20_písmo_20_odstavce"><text:span text:style-name="T20"> efektivního využití vědeckých poznatků, jejich odborně správné implementace do běžné praxe a důležitost koordinovaného postupu v boji s diabetem dala vzniknout Národnímu diabetologickému programu 2012 – 2022, který nava</text:span></text:span><text:span text:style-name="Standardní_20_písmo_20_odstavce"><text:span text:style-name="T20">zuje na obdobné projekty z minulých let (NDP 1984 a NDP 2000) a definuje cíle, prostředky a kontrolní mechanismy. Jeho prosazení sníží neblahé důsledky kritické epidemie diabetu v ČR.</text:span></text:span></text:p>
      <text:p text:style-name="P31"><text:span text:style-name="Standardní_20_písmo_20_odstavce"><text:span text:style-name="T19"><text:tab/>Národní diabetologický program má především podpořit</text:span></text:span><text:span text:style-name="Standardní_20_písmo_20_odstavce"><text:span text:style-name="T20"> vznik opatření pro</text:span></text:span><text:span text:style-name="Standardní_20_písmo_20_odstavce"><text:span text:style-name="T20"> prevenci diabetu, včasnou diagnostiku diabetu, léčbu diabetu, prevenci komplikací diabetu a kontrolu systému. Aplikace programu povede ke včasnému záchytu pacientů s diabetem, k systematické intenzivnější léčbě diabetu a ke snížení počtu komplikací diabet</text:span></text:span><text:span text:style-name="Standardní_20_písmo_20_odstavce"><text:span text:style-name="T20">u, jakož i k vytvoření systému kontroly všech léčebných postupů a ke vzniku zpětné vazby z výstupů této kontroly.</text:span></text:span></text:p>
      <text:p text:style-name="P32"/>
      <text:p text:style-name="P39"><text:span text:style-name="Standardní_20_písmo_20_odstavce"><text:span text:style-name="T14">1.2. Selfmonitoring</text:span></text:span></text:p>
      <text:p text:style-name="P31"><text:span text:style-name="Standardní_20_písmo_20_odstavce"><text:span text:style-name="T20"><text:tab/>Kromě prevence, včasného záchytu vzniku diabetu a intenzivní terapie má nemalý význam při léčbě diabetu edukace. Nezbytnou součástí úspěšné l</text:span></text:span><text:span text:style-name="Standardní_20_písmo_20_odstavce"><text:span text:style-name="T20">éčby diabetu je kvalitní edukace všeobecně dostupná všem nemocným diabetem a prováděná profesionály. Edukace, ať již skupinová - formou různých edukačních programů pro cílení skupiny diabetiků či rekondičních pobytů, nebo individuální edukace – tzv. selfmo</text:span></text:span><text:span text:style-name="Standardní_20_písmo_20_odstavce"><text:span text:style-name="T20">nitoring by měla patřit do popředí zájmu všech subjektů zainteresovaných na provádění Národního diabetologického programu a její význam by neměl být podceňován.</text:span></text:span></text:p>
      <text:p text:style-name="P31"><text:span text:style-name="Standardní_20_písmo_20_odstavce"><text:span text:style-name="T20"><text:tab/>Selfmonitoring by měl být nedílnou součástí každodenního života každého pacienta <text:s text:c="13"/></text:span></text:span><text:span text:style-name="Standardní_20_písmo_20_odstavce"><text:span text:style-name="T20"><text:s text:c="3"/>s diabetem. Kromě samostatné kontroly glykémie zahrnuje selfmonitoring také samostatnou kontrolu krevního tlaku, hmotnosti, evidenci zkonzumovaných potravin, evidenci pohyboých aktivit, případně dalších hodnot. Novější formou selfmonitoringu je tzv. kon</text:span></text:span><text:span text:style-name="Standardní_20_písmo_20_odstavce"><text:span text:style-name="T20">tinuální monitorace glykémií, a to buď pomocí zaslepeného senzoru, kdy zařízení pouze kontinuálně po určitou dobu snímá glykémie </text:span></text:span><text:span text:style-name="Standardní_20_písmo_20_odstavce"><text:span text:style-name="T20"><text:s text:c="13"/></text:span></text:span><text:span text:style-name="Standardní_20_písmo_20_odstavce"><text:span text:style-name="T20">a výsledky jsou načteny a vyhodnoceny lékařem až po skončení monitorace, nebo pomocí tzv. „real time“ senzoru, kdy pacient vidí</text:span></text:span><text:span text:style-name="Standardní_20_písmo_20_odstavce"><text:span text:style-name="T20"> naměřené hodnoty glykémie kontinuálně a může na ně reagovat ihned. Předpokladem tohoto postupu je důkladná edukace pacientů. Poučení pacienti mohou svým aktivním </text:span></text:span><text:soft-page-break/><text:span text:style-name="Standardní_20_písmo_20_odstavce"><text:span text:style-name="T20">přístupem a průběžnou kontrolou svých naměřených hodnot výrazně zmírnit následky, resp. průbě</text:span></text:span><text:span text:style-name="Standardní_20_písmo_20_odstavce"><text:span text:style-name="T20">h onemocnění, zejména pak minimalizovat vznik diabetických komplikací. P</text:span></text:span><text:span text:style-name="Standardní_20_písmo_20_odstavce"><text:span text:style-name="T28">ravidelným samostatným měření hladiny glukózy v krvi a následnou reakcí jedince na naměřené </text:span></text:span><text:span text:style-name="Standardní_20_písmo_20_odstavce"><text:span text:style-name="T19">hodnoty je udržování</text:span></text:span><text:span text:style-name="Standardní_20_písmo_20_odstavce"><text:span text:style-name="T29"> </text:span></text:span><text:span text:style-name="Standardní_20_písmo_20_odstavce"><text:span text:style-name="T19">glykémie co nejblíže normálním hodnotám.</text:span></text:span></text:p>
      <text:p text:style-name="P31"><text:span text:style-name="Standardní_20_písmo_20_odstavce"><text:span text:style-name="T20"><text:tab/>Řada studií potvrdila, že kva</text:span></text:span><text:span text:style-name="Standardní_20_písmo_20_odstavce"><text:span text:style-name="T20">litní edukace pacientů s diabetem spojená se samostatnou kontrolou a změnou režimu (zejména stravovacích návyků a zařazení pohybových aktivit, redukce hmotnosti) vede ke zlepšení klinického stavu pacientů a minimálnímu rozvoji komplikací diabetu.</text:span></text:span></text:p>
      <text:p text:style-name="P31"><text:span text:style-name="Standardní_20_písmo_20_odstavce"><text:span text:style-name="T20"><text:tab/>Dietní </text:span></text:span><text:span text:style-name="Standardní_20_písmo_20_odstavce"><text:span text:style-name="T20">režim diabetiků obou typů je nezbytný, avšak nověji se prokazuje, že významnou roli v léčbě hraje pohybová aktivita, podle některých odborníků dokonce větší než přísná dieta. Zvláště <text:s text:c="5"/>u diabetiků 2. typu s nadváhou či obezitou je faktor pohybu velice d</text:span></text:span><text:span text:style-name="Standardní_20_písmo_20_odstavce"><text:span text:style-name="T20">ůležitý. Pohyb</text:span></text:span><text:span text:style-name="Standardní_20_písmo_20_odstavce"><text:span text:style-name="T20"> </text:span></text:span><text:span text:style-name="Standardní_20_písmo_20_odstavce"><text:span text:style-name="T20">v kombinací <text:s text:c="10"/>s dietou je v podstatě jedinou možností, jak zvýšit citlivost tkání na inzulín a obnovit tak průchodnost glukózy (cukru) do buněk, kde dochází k jeho spotřebě. Tím, že při pohybu dochází ke zvýšení citlivosti tkání na i</text:span></text:span><text:span text:style-name="Standardní_20_písmo_20_odstavce"><text:span text:style-name="T20">nzulín, mohou často pohybově aktivní pacienti, rozumí se pod dohledem lékaře, mnohdy snížit dávky inzulínu. Součástí moderní léčby diabetu je tedy f</text:span></text:span><text:span text:style-name="Standardní_20_písmo_20_odstavce"><text:span text:style-name="T30">yzická aktivita. </text:span></text:span></text:p>
      <text:p text:style-name="P31"><text:span text:style-name="Standardní_20_písmo_20_odstavce"><text:span text:style-name="T30"><text:tab/></text:span></text:span><text:span text:style-name="Standardní_20_písmo_20_odstavce"><text:span text:style-name="T26">Optimální využití monitoringu glykémií vyžaduje adekvátní frekvenci prováděných měření, </text:span></text:span><text:span text:style-name="Standardní_20_písmo_20_odstavce"><text:span text:style-name="T26">edukaci nemocného a jasná doporučení, jak reagovat na získané výsledky úpravou konzumace stravy, pohybové aktivity a dávek léčiv. <text:s/>Přínos selfmonitoringu je možno nalézt též v možnosti zachytit hypoglykémii před činnostmi, které vyžadují</text:span></text:span><text:span text:style-name="Standardní_20_písmo_20_odstavce"><text:span text:style-name="T26"> soustředěnost a p</text:span></text:span><text:span text:style-name="Standardní_20_písmo_20_odstavce"><text:span text:style-name="T26">lnou pozornost pacienta, neboť u téhož pacienta je možno v souvislosti s rozdíly ve stravování, intenzitě pohybu apod. zachytit v jednotlivých dnech značnou variabilitu hodnot glykémie.</text:span></text:span></text:p>
      <text:p text:style-name="P33"><text:tab/>Vzhledem k rozdílnosti přístupu pacientů k diabetu, různému stupni motivace k dodržování správných zásad léčby a životosprávy a k pečlivé evidenci naměřených hodnot a jejich vyhodnocování přispívá k významnému zlepšení efektivity selfmonitoringu vytváření pomůcek, které usnadňují uspořádání naměřených hodnot, resp. jiných dat a jejich interpretaci.</text:p>
      <text:p text:style-name="P33"><text:tab/>Různé druhy pomůcek umožňujících zachycení naměřených hodnot a jejich následné porovnávání jsou pacienty s diabetem i jejich lékaři stále více využívány a nemalou měrou vedou k zefektivnění léčby.</text:p>
      <text:p text:style-name="P33"/>
      <text:p text:style-name="P81">1.3. Projekt Diani</text:p>
      <text:p text:style-name="P42"><text:tab/>Projekt Diani vznikl jako testovací studie v polovině roku 2013, kdy měl potvrdit hypotézy MUDr. Jana Brože o vztazích mezi glykémií u diabetiků a jejich fyzickou aktivitou. Jeho funkcionalita se v této době omezovala pouze na zobrazování základních naměřených údajů (aktivity a glykémie) a propojování účtů třetích stran s tímto systémem tak, aby bylo možné stahovat patřičná data. Byl by to jeden z mnoha dalších systémů, jenž by zobrazoval naměřená data z glukometru do grafu. Jeho hodnotou navíc bylo, a stále je, zobrazení dat naměřených z aktivity <text:span text:style-name="Standardní_20_písmo_20_odstavce"><text:span text:style-name="T34">metru.</text:span></text:span></text:p>
      <text:p text:style-name="P26"><text:soft-page-break/><text:s/><text:tab/>V současné době není v České republice mnoho systémů, které zobrazují graf naměřené glykémie společně s naměřenou aktivitou. Po konzultaci s odborníky z oboru diabetologie v Motolské nemocnici a zvážení přínosu projektu, získal projekt jméno Diani. Další spolupráce přinesla již také první požadavky na jeho zlepšení a navýšení funkcionality.</text:p>
      <text:p text:style-name="P26"><text:s/><text:tab/>Projekt nyní disponuje nejen základním zobrazením naměřených veličin, ale také nahráváním vyexportovaných dat z vybraných zařízení, správou zařízení, diabetickým deníkem, exportem dat pro statistická vyhodnocení a mnoha dalšími <text:span text:style-name="Standardní_20_písmo_20_odstavce"><text:span text:style-name="T39">funkcemi.</text:span></text:span></text:p>
      <text:p text:style-name="P26"><text:s/><text:tab/>Budoucnost projektu Diani je nadějná vzhledem k tomu, že pacientů s diabetem, kteří potřebují supervizi nebo edukaci v jejich léčbě a kompenzaci onemocnění, ubývat nebude. Takzvaný <text:span text:style-name="Standardní_20_písmo_20_odstavce"><text:span text:style-name="T38">tenký klient (webová aplikace)</text:span></text:span><text:span text:style-name="T38"> </text:span>je vhodný nejenom pro pracovníky nemocničních zařízení, ale i pro pacienty. Uživatelům odpadá starost o aktualizaci softwaru a pořizování výkonného hardwaru, který by jim data vyhodnotil.</text:p>
      <text:p text:style-name="P26"/>
      <text:list xml:id="list6118684691082379965" text:style-name="L1">
        <text:list-item>
          <text:p text:style-name="P56"><text:bookmark-start text:name="_Toc450162225"/><text:bookmark-start text:name="__RefHeading__1646_838518084"/>4. Přínosy práce<text:bookmark-end text:name="_Toc450162225"/><text:bookmark-end text:name="__RefHeading__1646_838518084"/></text:p>
        </text:list-item>
      </text:list>
      <text:p text:style-name="P74"><text:tab/>Výsledky diplomové práce, jak již bylo zmíněno shora, mají pacientům s diabetem usnadnit selfmonitoring a dodržování doporučeného režimu a současně lékařům zjednodušit kontrolu a dohled nad svými pacienty s diabetem. Hlavní výhodou projektu jsou jednoduché kontroly dávkování insulinu v závislosti na předpokládané aktivitě nebo příjmu sacharidů. <text:span text:style-name="T33">Kontrola probíhá na základě dříve zmíněných naměřených dat v závislosti na glykémii.</text:span> Další výhodou tohoto <text:span text:style-name="T38">tenkého klienta</text:span> je multiplatformovost, a tedy nezávislost na operačním systému nebo zařízení, na kterém jsou data zobrazována. Výhodou systému je též jednoduchý aktualizační systém, kdy při opravě chyby nebo přidávání nové funkcionality stačí aktualizovat pouze na straně serveru. Uživatelům, kteří by chtěli hledat nové kolerace v datech, stačí pouze stáhnout data měřených veličin pomocí jednoho kliknutí, bez nutnosti procházet aplikace od zařízení třetích stran, aby data stáhla.</text:p>
      <text:p text:style-name="P27"><text:bookmark-start text:name="_Toc450162226"/>Problematika a její cíle<text:bookmark-end text:name="_Toc450162226"/></text:p>
      <text:p text:style-name="Standard"><text:s/>Pro řešení problematiky sběru a zobrazení pacientských dat se MUDr. Jan Brož obrátil na společné pracoviště Fakulty biomedicínského inženýrství a 1. lékařské fakulty. Po rešerši již existujících systémů Ing. Jan Mužík došel k závěru, že neexistuje dostatečně komplexní a konfigurovatelný systém, aby vyhověl požadavkům lékaře.</text:p>
      <text:p text:style-name="Standard">V polovině roku 2013 vznikl projekt, který měl vyhovět tehdejším požadavkům MUDr. Brože. Základními požadavky bylo, aby uživatel mohl jednoduše měřit pomocí setu (aktivimetr a glukometr). Hodnoty naměřené za dobu nošení se měly následně zobrazit tak, aby bylo možné sledovat souvislosti mezi naměřenými daty, kterými byla aktivita a glykémie.</text:p>
      <text:p text:style-name="Standard"><text:s/>Ing. Mužík navrhl systém, který se skládá z několika částí. Jednalo se o set, jenž obsahoval chytrý telefon, na který se data ukládala a odesílala se na server ke zpracování. Tento set rovněž obsahoval aktivitimetr Fitbit a glukometr. Další částí systému bylo využití aplikace pro chytré telefony s operačním systémem Android. Aplikace DiabetesDagboka je určena především pro záznam do diabetického deníku a pro zobrazení naměřených dat. Poslední částí systému byl tzv. tenký klient s názvem Diani, kterým se zabývá tato diplomová práce.</text:p>
      <text:p text:style-name="Standard"><text:s/>Požadavkem na tento systém bylo, aby uživatel, kterým v té době byl jen MUDr. Jan Brož a další výzkumní pracovníci, mohli zobrazit do infografiky naměřená data pacientů a sledovat závislosti glykémie a aktivity. Další rozšíření funkčnosti, které navrhl Ing. Mužík bylo, aby tento systém mohl jednoduše propojovat zařízení (v té době Fitbit) s pacientem a propojovat pro sběr dat tzv. Fitbit účet se systémem Diani, spravovat karty pacientů, nahrávat data z exportů různých zařízení.</text:p>
      <text:p text:style-name="Bez_20_mezer"><text:s/>V současné době systém využívají aplikaci Diani MUDr. Brož, výzkumní pracovníci a testující uživatelé s diabetem.</text:p>
      <text:p text:style-name="P57"><text:bookmark-start text:name="__RefHeading__1648_838518084"/>1.4. <text:bookmark-start text:name="_Toc450162227"/>Schválení lékařskou etickou komisí<text:bookmark-end text:name="__RefHeading__1648_838518084"/><text:bookmark-end text:name="_Toc450162227"/></text:p>
      <text:p text:style-name="P75"><text:s/><text:tab/>Před začátkem sdílení pacientských dat MUDr. Jan Brož studii spojenou s tímto projektem, a to včetně aplikace Diani, konzultoval s lékařskou etickou komisí Fakultní nemocnice Motol, která schválila sdílení anonymizovaných pacientských dat pro výzkumnou činnost.</text:p>
      <text:p text:style-name="P76"/>
      <text:p><text:bookmark-start text:name="__RefHeading__1650_838518084"/><text:bookmark-start text:name="_Toc450162228"/>Stav poznatků o řešené problematice<text:bookmark-end text:name="__RefHeading__1650_838518084"/><text:bookmark-end text:name="_Toc450162228"/></text:p>
      <text:p text:style-name="P42"><text:tab/>V této kapitole se budu zabývat aplikacemi, které mají obdobnou funkcionalitu jako aplikace, která je předmětem této diplomové práce. Jedná se nejen o webové aplikace, ale i o aplikace pro stolní počítače a mobilní aplikace.</text:p>
      <text:p text:style-name="P59"><text:bookmark-start text:name="__RefHeading__1652_838518084"/>2. 1. <text:bookmark-start text:name="_Toc450162229"/>Dexcom Studio<text:bookmark-end text:name="__RefHeading__1652_838518084"/><text:bookmark-end text:name="_Toc450162229"/></text:p>
      <text:p text:style-name="P17"><text:s/><text:tab/>Dexcom studio je aplikace pro stolní počítače, kterou lze využívat společně s přístroji pro dlouhodobé měření a monitorování glykémie (dále jen zkráceně CGM) od výrobce Dexcom. Aplikace disponuje několika nástroji (grafy), které mají pacienta vést ke správnému užívání insulinu.</text:p>
      <text:p text:style-name="P26"><text:s/><text:tab/>Graf <text:span text:style-name="Standardní_20_písmo_20_odstavce"><text:span text:style-name="T32">Pattern Map </text:span></text:span>zobrazuje několik měření v denním náhledu ze specifického časového úseku. Pod grafem glykémie zobrazuje identifikovaná kritická místa, kde pacient pravidelně chybuje v aplikaci insulinu.</text:p>
      <text:p text:style-name="P26"><text:s/><text:tab/>Statistika <text:span text:style-name="Standardní_20_písmo_20_odstavce"><text:span text:style-name="T32">Insights and Potential Solutions</text:span></text:span> předkládá uživateli tabulku s pravidelnými sekvencemi, nočními a denními, nízkých (resp. vysokých) hodnot glykémie. V této infografice také poskytuje doporučení, jak výše zmíněným stavům předejít.</text:p>
      <text:p text:style-name="P26"><text:s/><text:tab/>Další statistickou tabulkou, kterou nalezneme v aplikaci Dexcom studio je <text:span text:style-name="Standardní_20_písmo_20_odstavce"><text:span text:style-name="T32">Summary Statistics and Interpretaion</text:span></text:span>. Tento přehled poskytuje informace o četnosti rozložení úrovní glykémie, běžné odchylce, četnosti kalibrace senzoru pro měření, průměrné hodnotě glykémii.</text:p>
      <text:p text:style-name="P26"><text:s/><text:tab/>Grafy, které se v různých variacích vyskytují ve většině aplikací zaměřené na tuto problematiku, jsou označeny jako <text:span text:style-name="Standardní_20_písmo_20_odstavce"><text:span text:style-name="T32">Hourly Stats Report</text:span></text:span>, <text:span text:style-name="Standardní_20_písmo_20_odstavce"><text:span text:style-name="T32">Daily Trends Report</text:span></text:span>, <text:span text:style-name="Standardní_20_písmo_20_odstavce"><text:span text:style-name="T32">Glucose Trends Report</text:span></text:span>. Tyto grafy zobrazují průběh glykémie po daných časových úsecích (dle názvu) a poskytují pacientovi různé informace v závislosti na svých vlastnostech.</text:p>
      <text:p text:style-name="P26"><text:s/><text:tab/>Dalšími statistikami v grafech a infostatistikách, které mají pacienta vést, jsou <text:span text:style-name="Standardní_20_písmo_20_odstavce"><text:span text:style-name="T32">Glucose Distribution Report</text:span></text:span>, <text:span text:style-name="Standardní_20_písmo_20_odstavce"><text:span text:style-name="T32">Daily Stats Report</text:span></text:span>, <text:span text:style-name="Standardní_20_písmo_20_odstavce"><text:span text:style-name="T32">Success Report</text:span></text:span>. Glucose Distribution Report uvádí tzv. koláčové grafy rozložení do tří hladin (high, low, normal) a histogram rozložení hladin glykémie. Daily Stats Report předkládá tabulku s cílenými hodnotami, přehledem naměřených hodnot <text:s text:c="16"/>a koláčovými grafy. Success Report zobrazuje infografiku, která porovnává kontrolovanou hodnotu glykémie v týdenním, měsíčním nebo čtvrtletním náhledu.</text:p>
      <text:p text:style-name="P78"/>
      <text:p><text:bookmark-start text:name="__RefHeading__1654_838518084"/>2.2. <text:bookmark-start text:name="_Toc450162230"/>CareLink Personal<text:bookmark-end text:name="__RefHeading__1654_838518084"/><text:bookmark-end text:name="_Toc450162230"/></text:p>
      <text:p text:style-name="P17"><text:s/><text:tab/>CareLink Personal je webová aplikace, která je dostupná uživatelům používající zařízení od firmy Medtronic.</text:p>
      <text:p text:style-name="P26"><text:s/><text:tab/>Webová aplikace umožňuje uživateli vést si diabetický deník, propojit svá zařízení s účtem, generovat zprávy, které obsahují statistické grafy a tabulky. V předvolbách si uživatel může nastavit personalizované hodnoty dolní, resp. horní hranice glykémie a práh hypoglykémie, jednotky glykémie, sacharidové jednotky pro diabetický deník a převodní faktor pro sacharidy.</text:p>
      <text:p text:style-name="P26"><text:s/><text:tab/>Uživatel rovněž může provést několik druhů exportu dat pro vyhodnocení svých dat. Jedním z možných exportů je tzv. denní souhrn, který obsahuje graf glykémie, výdej insulinu, hodnoty sacharidů a tělesné aktivity z diabetického deníku a souhrnnou tabulku statistik.</text:p>
      <text:p text:style-name="P26"><text:s/><text:tab/>Deník je možno vyexportovat pro specifické časové rozmezí. Obsahuje také průměrné statistické hodnoty a pro daná časová období (snídaně, oběd, večeře, večer, spánek) hodnoty glykemické nálože (od anglického Glycemic load dále jen GL) v poměru sacharidů a bolusů.</text:p>
      <text:p text:style-name="P26"><text:s/><text:tab/><text:span text:style-name="T33">Tabulka údajů je dalším možným exportem, který poskytuje informace v tabulce o naměřených hodnotách glykémie glukometrem, daty ze senzoru, alarmy, výdeje inzulinu a plnění pumpy. Ale zjistíme také změny nastavení, testy kontrolního roztoku a další diagnostické informace o pumpě a senzoru. </text:span>Tuto tabulku je možné vyexportovat pro specifické časové období.</text:p>
      <text:p text:style-name="P26"><text:s/><text:tab/>Dalším exportem je modální den podle intervalu, kde nalezneme graf statisticky vyhodnocených hodnot intervalů (např. po snídani) glykémie a naměřené hodnoty pro stanovené období měření. Tento export zároveň obsahuje souhrnnou statistickou tabulku s hodnotami <text:span text:style-name="T38">GL,</text:span> počtem měření a počtem hypoglykémií.</text:p>
      <text:p text:style-name="P26"><text:tab/>Jiným exportem je modální den podle hodin, který lze vytvořit pro interval 2, 4, 8, nebo 12 týdnů. Grafy jsou podobné jako u předchozího exportu, kde je graf statisticky upravený po hodinových intervalech. Tabulka byla nahrazena koláčovým grafem doplněným tabulkou o statistickém rozložení hodnot podle nastavených hranic hypoglykémie resp. hyperglykémie a je doplněna tabulkou <text:span text:style-name="T38">GL.</text:span></text:p>
      <text:p text:style-name="P26"><text:s/><text:tab/>Export souhrnu trendů ukazuje v několika grafech a statistických tabulkách hodnoty glykémie, celkové denní dávky glykémie a sacharidů. Grafy jsou následovány souhrnnou tabulkou pro jednotlivé dny a pro vybraný časový interval.</text:p>
      <text:p text:style-name="P26"><text:tab/>Jedním z dalších exportů je graf nastavení bazálních dávek.</text:p>
      <text:p text:style-name="P26"><text:s/><text:tab/>Porovnání denních hodnot senzoru umožňuje uživateli vyhodnotit z grafů a tabulek průběh naměřených hodnot z <text:span text:style-name="T33">CGM </text:span>ve vybraném časovém intervalu v jednom grafu a zároveň v tabulkách zhodnotit korekci svých dávek insulinu.</text:p>
      <text:p text:style-name="P26"><text:soft-page-break/><text:s/><text:tab/>Týdenní přehled deníku senzoru exportuje tabulku s daty senzoru a deníku společně s cílovými rozsahy. Uživatel tak tedy může analyzovat vlivy různých událostí na glykémii.</text:p>
      <text:p text:style-name="P26"><text:s/><text:tab/>Porovnání hodnot ze senzoru podle jídla generuje export s grafy a tabulkami pro zhodnocení dávkování insulinu v období hlavních jídel (snídaně, oběd, večeře).</text:p>
      <text:p text:style-name="P26"><text:s/><text:tab/>Výše jmenované exporty byly vytvářeny <text:span text:style-name="T38">ve formátu pdf.</text:span></text:p>
      <text:p text:style-name="P26"><text:span text:style-name="T38"><text:s/><text:tab/>Posledním možným exportem je export v</text:span>e formátu csv, který umožňuje naměřená data importovat do vlastního systému a podrobit ho vlastní analýze.</text:p>
      <text:p text:style-name="P26"><text:s/><text:tab/>Velkou nevýhodou tohoto systému však je, že tato webová aplikace je podporována jen <text:s text:c="10"/>se specifickými verzemi prohlížečů a také specifickými verzemi operačních systémů. Design je optimalizován pro dnes již zastaralé podporované rozlišení, a to 800 x 600.</text:p>
      <text:p text:style-name="P78"/>
      <text:p text:style-name="P59"><text:bookmark-start text:name="__RefHeading__1656_838518084"/>2. 3. <text:bookmark-start text:name="_Toc450162231"/>Diasend<text:bookmark-end text:name="__RefHeading__1656_838518084"/><text:bookmark-end text:name="_Toc450162231"/></text:p>
      <text:p text:style-name="P17"><text:tab/> Diasend je všestrannou webovou a mobilní aplikací, která umožňuje propojit několik zařízení. Já se zaměřím na webovou aplikaci. Aplikace Diasend obecně sdružuje sběr dat z aktivity monitorů jako je Fitbit, Jawbone UP. Dále je možné propojit systém aplikaci Diasend s aplikacemi Moves <text:s text:c="9"/>a Runkeeper, které po instalaci na chytrý mobilní telefon umožňují monitorovat aktivitu uživatele. <text:s text:c="3"/>Pro sledování glykémie se propojuje účet Diasend s Dexcom G5 mobile, který sleduje pomocí senzoru kontinuálně stav glykémie.</text:p>
      <text:p text:style-name="P26"><text:s/><text:tab/>Výhodou webové aplikace Diasend je to, že podporuje českou lokalizaci.</text:p>
      <text:p text:style-name="P54"><text:tab/>Diasend ve webové aplikaci má několik základních sekcí infografik. První, kterou zde popíši, je sekce glukóza. V této sekci lze prohlédnout data v tabulce v různých časových intervalech (poslední týden, poslední 2 týdny, poslední měsíc a libovolný časový interval). Zároveň můžeme prohlédnout i data v grafu ve standardním dni v předefinovaných časových intervalech s možností interval posunout od půlnoci k půlnoci druhého dne nebo od poledne k poledni druhého dne. Dalším grafem v této sekci je trend, který lze zobrazit v různých fázích dne v daném časovém intervalu. Posledními podsekcemi je tabulkový výpis hodnot po dni, alarmy měřicího přístroje a tabulka nastavené glukometru.</text:p>
      <text:p text:style-name="P54"><text:tab/>U kontinuálního monitoru glykémie, můžeme zobrazit opět graf <text:span text:style-name="T33">standartního</text:span> dne s krabicovými značkami, průměrnou křivkou a křivkou mediánu. Zde je možné přepnout graf <text:s text:c="12"/>do modálního režimu, kdy pro zvolený časový interval vykreslí po dni křivku do jednoho grafu. Také je zde, jako v předcházející sekci, podsekce trend a tabulkový výpis hodnot po dni. Statistika nám zde pak umožňuje pro zadaný časový interval zobrazit počet odečtů hodnot, medián a průměr hodnot z kontinuálního monitoru glykémie, minimální a maximální hodnotu, 25% a 75% kvartil.</text:p>
      <text:p text:style-name="P54"><text:soft-page-break/><text:tab/>Sekce inzulínu nabízí graf bolusu spolu s bazální dávkou, také trend, tabulkový výpis hodnot po dni, alarmy pumpy a natavení pumpy. Grafy po dni vykreslující bolusové dávky a tabulku dodržení bolusu.</text:p>
      <text:p text:style-name="P54"><text:tab/>V sekci srovnání jsou dvě podsekce. První je protokol/tabulka, kde lze porovnat dávkování inzulinu z inzulinové pumpy a bolusových dávek, příjem sacharidů, alarmy pumpy. Druhou podsekcí <text:span text:style-name="T33">je ode dne ke dni, </text:span>která sdružuje infografiku grafů kontinuálního grafů glykémie, glukózy, basální s bolusovou dávkou v průběhu dne a koláčového grafu poměru basální a bolusové dávky. Tyto grafy jsou doplněny o tabulku výpisu hodnot basálních a bolusových dávek v čase pro daný den.</text:p>
      <text:p text:style-name="P54"><text:tab/>Poslední částí s infografikou je kompilace, ve které se zobrazují tabulky průměrných hodnot glukózy, kontinuálního monitoru glykémie, inzulínu, sacharidů a aktivity. Tyto základní tabulky jsou doplněny koláčovými grafy a podrobnějšími tabulkami se statistikami glukózy, kontinuálního monitoru glykémie, inzulínu, sacharidů.</text:p>
      <text:p text:style-name="P54"><text:tab/>Uživatel všechny výše zmíněné infografiky může exportovat do dokumentu ve formátu pdf.</text:p>
      <text:p text:style-name="P54"><text:tab/>Ve správě uživatelského účtu nalezneme možnost sdílení svých dat s klinikou podle ID, ale také možnost exportovat data do Microsoft Excelu a propojovat tak svůj Diasend účet s externími účty.</text:p>
      <text:p text:style-name="P54"><text:tab/>V sekci nástroje může uživatel upravovat a případně exportovat svoji databázi potravin, kterou lze využít pro rychlé zadávání sacharidů v diabetickém deníku.</text:p>
      <text:p text:style-name="P54"><text:tab/>Systém Diasend poskytuje robustní servis pro pacienta s diabetem a umožňuje mu sledovat správné užívání insulinu pomocí mnoha infografik.</text:p>
      <text:p text:style-name="P54"/>
      <text:p text:style-name="P57"><text:bookmark-start text:name="__RefHeading__1658_838518084"/>2.4. <text:bookmark-start text:name="_Toc450162232"/>SiDiary<text:bookmark-end text:name="__RefHeading__1658_838518084"/><text:bookmark-end text:name="_Toc450162232"/></text:p>
      <text:p text:style-name="P80"><text:tab/>Firma Sinovo vytváří aplikaci, jak pro zařízení typu stolní počítač, tak pro chytré telefony. <text:s/>Já se zaměřím na aplikaci pro stolní počítač.</text:p>
      <text:p text:style-name="P55"><text:tab/>Tato aplikace umožňuje vést si diabetický deník. Disponuje sekcí se statistikami, kde uživatel může přepínat mezi několika typy grafů (kruhový, přímkový, sloupcový, modální). <text:s text:c="11"/>Pro každý z těchto typů může uživatel zvolit jen určitou množinu zobrazených dat (glykémii, bolusovou či bazální dávku, uhlohydráty, krevní tlak a tep atd.).</text:p>
      <text:p text:style-name="P55"><text:tab/>Laboratorní hodnoty nám zprostředkovávají výpis výsledků v čase se zadanými hodnotami <text:s text:c="2"/>a normální oblastí pro danou veličinu.</text:p>
      <text:p text:style-name="P55"><text:tab/>V sekci potravin můžeme vkládat jednotlivé potraviny. Parametry pro potravinu jsou: výrobce, typ, popis, velikost porce, uhlohydráty, tuk, bílkoviny, kalorie a glykemický index. <text:s text:c="8"/><text:soft-page-break/>Tato sekce je zjevně nedokončená, protože výrobce a typ jsou jen ze jmenného seznamu a nelze přidat vlastního. U několika parametrů potraviny nejsou dokonce vypsány jednotky.</text:p>
      <text:p text:style-name="P55"><text:tab/>Trend zobrazuje jednoduchou infografiku se šipkami a emotikony pro měřené veličiny jako jsou: intenzita měření, glykovaný hemoglobin (HbA1c), standartní odchylka a postkraniální stav. Nastavení hranic hodnocení trendů lze udělat v příslušném dialogovém okně podle tří kritérií. Čtvrté kritérium je automaticky nastaveno podle lékařských norem.</text:p>
      <text:p text:style-name="P55"><text:tab/>Některé z <text:s/>výše zmíněných sekcí <text:s/>umožňují uživateli zvolit období, za které se data zobrazí, respektive zpracují.</text:p>
      <text:p text:style-name="P55"><text:tab/>V nastaveném profilu lze měnit druh medikace léčby (resp. kompenzace) diabetu. Typ diabetu, jednotky glykémie a další standartní parametry (jméno, rok narození, hraniční hodnoty hypoglykémie a hyperglykémie, cílové hodnoty tlaku).</text:p>
      <text:p text:style-name="P55"><text:tab/>Aplikace SiDiary však umožňuje připojit zařízení (tlakoměr, glukometr atd.) ke stahování dat do stolního počítače pouze pomocí kabelu USB. Dalším nedostatkem této aplikace je vágní překlad do české lokalizace.</text:p>
      <text:p text:style-name="P55"/>
      <text:p><text:bookmark-start text:name="__RefHeading__1660_838518084"/>2.4. <text:bookmark-start text:name="_Toc450162233"/>NightScout<text:bookmark-end text:name="__RefHeading__1660_838518084"/><text:bookmark-end text:name="_Toc450162233"/></text:p>
      <text:p text:style-name="P45">NightScout je projekt otevřeného softwaru (tzv. open-source). Projekt NightScout je kompletní systém podporující stahování a ukládání dat z několik typů zařízení od výrobců Dexcom, Medtronic a FreeStyle. Na webových stránkách projektu je uveden podrobný návod s doporučeními jak nainstalovat cloud server, kam se ukládají data. Je zde také uveden způsob propojení zařízení s chytrým telefonem a následná nastavení pro propojení celého systému. Já se zaměřím na webovou aplikaci, která zobrazuje stažená data na cloud serveru.</text:p>
      <text:p text:style-name="P44">Po přihlášení k webové aplikaci je vidět klasický náhled na graf průběhu dat s infografikou trendu (šipkou) podle vybraného období náhledu. V tomto grafu lze zobrazit data v časové úseku 3,6,12 nebo 24 hodin. Období lze zvolit jen poslední dva dny.</text:p>
      <text:p text:style-name="P44">Možnosti hlubší analýzy naměřených dat nalezneme v sekci report. První je podsekcí je Day to day, která zobrazuje denní grafy pro zvolené období.</text:p>
      <text:p text:style-name="P44">Statistické výsledky pro jednotlivé dny ve zvoleném období nalezneme v Daily Stats. Tabulka s jednotlivými instancemi pro každý den zobrazuje procentuální rozložení naměřených dat nízké, normální nebo vysoké glykémie. Tato data jsou znázorněna také v koláčovém grafu. Rovněž zde najdeme počet načtených dat, minimální a maximální hodnotu glykémie, střední hodnotu a medián glykémie pro jednotlivé dny a horní respektive dolní kvartil.</text:p>
      <text:p text:style-name="P44"><text:soft-page-break/>Podsekce Distibution zobrazuje tabulku společně s koláčovým grafem. Zde je znázorněno rozložení nízké, normální a vysoké glykémie za celé zvolené období. Také počet měření v jednotlivých třídách, průměr, medián a standartní odchylka v jednotlivých třídách.</text:p>
      <text:p text:style-name="P44">Hourly stats zobrazuje krabicový graf ve zvoleném období v denním náhledu po hodinových úsecích. Graf je doplněn tabulkou s hodnotami v daných hodinách.</text:p>
      <text:p text:style-name="P44">Percentil Chart zobrazuje graf s průměrným průběhem ve zvoleném období, tato křivka je ohraničena horním a dolní kvartilem resp. decilem.</text:p>
      <text:p text:style-name="P44">Dalšími podsekcemi jsou Weekly success, Calibrations, Treatments. Ve Weekly success si uživatel zobrazuje tabulku se statistikou dat podle svých přednastavených kritérií. V podsekci Calibrations nalezne graf svých kalibrační měření. Poslední podsekcí je Treatments, kde uživatel může nalézt tabulku se svým diabetickým deníčkem, který obsahuje entity glykémii, insulin, uhlohydráty, basální dávku, trvání, percentil, zdroj vložení a poznámku. Všechny výše zmíněné podsekce podporují zobrazení dat ve zvoleném období a umožňují vybrat uživateli jen specifické dny (např. pouze soboty a neděle). Filtrovat získané informace můžeme rovněž podle zobrazení dat dle typu události a specifické poznámky.</text:p>
      <text:p text:style-name="P44">Systém NightScout je robustní řešení, které však není lokalizované pro český jazyk.</text:p>
      <text:p text:style-name="P20"/>
      <text:p><text:bookmark-start text:name="_Toc450162234"/><text:bookmark-start text:name="__RefHeading__1662_838518084"/>Metodika práce<text:bookmark-end text:name="_Toc450162234"/><text:bookmark-end text:name="__RefHeading__1662_838518084"/></text:p>
      <text:p text:style-name="P43"><text:s/>V této kapitole se budu zabývat použitými technologiemi, metodikami vývoje a návrhu softwaru, které jsem při vývoji na aplikace Diani využil.</text:p>
      <text:p text:style-name="Heading_20_2"><text:bookmark-start text:name="_Toc450162235"/><text:bookmark-start text:name="__RefHeading__1664_838518084"/>Použité technologie<text:bookmark-end text:name="_Toc450162235"/><text:bookmark-end text:name="__RefHeading__1664_838518084"/></text:p>
      <text:p text:style-name="P46"><text:s/>V počátcích projektu jsem na doporučení Ing. Mužíka začal vyvíjet aplikaci Diani v ASP.NET MVC verze 4. V této době se jednalo o poslední verzi tohoto webového aplikační frameworku, který implementuje návrhový vzor Model-View-Controller (Model-Pohled-Řadič). V současné době je Diani vyvíjena ve verzi 6.</text:p>
      <text:p text:style-name="P47">Samotná stránka (View - Pohled) je implementována pomocí HTML značek, kaskádových stylů CSS a značkovacího jazyka ASP.NET Razor.</text:p>
      <text:p text:style-name="P47">Jedním z důvodů ke zvolení této technologie byla již existující business logika, která je postavena na technologii .NET frameworku.</text:p>
      <text:p text:style-name="P47">Pro propojování uživatelských účtu Fitbit s aplikací Diani jsem využil knihovnu Fitbit .NET. Tuto knihovnu třetích stran výrobce doporučuje na svých vývojářských stránkách.</text:p>
      <text:p text:style-name="P47">V zadání bylo, aby součástí aplikace bylo vykreslování grafů. Pro řešení této problematiky byla zvolena knihovna třetích stran DotNet.Highcharts, která je založena na javascriptové knihovně Highcharts.</text:p>
      <text:p text:style-name="Heading_20_2"><text:bookmark-start text:name="_Toc450162236"/><text:bookmark-start text:name="__RefHeading__1666_838518084"/>Softwarové vzory<text:bookmark-end text:name="_Toc450162236"/><text:bookmark-end text:name="__RefHeading__1666_838518084"/></text:p>
      <text:p text:style-name="Heading_20_3"><text:bookmark-start text:name="_Toc450162237"/><text:bookmark-start text:name="__RefHeading__1668_838518084"/>Architektura MVC<text:bookmark-end text:name="_Toc450162237"/><text:bookmark-end text:name="__RefHeading__1668_838518084"/></text:p>
      <text:p text:style-name="P48"><text:s/>Jak je uvedeno v dostupné literatuře softwarová architektura Model-View-Controller (Model-Pohled-Řadič dále jen MVC) není žádnou novou myšlenkou v softwarovém inženýrství. Poprvé byla použita firmou Xerox na projektu Smalltalk někdy v roce 1978. Dnes je tato softwarová architektura spojována zejména s webovými aplikacemi.</text:p>
      <table:table table:name="Tabulka1" table:style-name="Tabulka1">
        <table:table-column table:style-name="Tabulka1.A"/>
        <table:table-row>
          <table:table-cell table:style-name="Tabulka1.A1" office:value-type="string">
            <text:p text:style-name="P34"/>
          </table:table-cell>
        </table:table-row>
        <table:table-row>
          <table:table-cell table:style-name="Tabulka1.A1" office:value-type="string">
            <text:p text:style-name="P34"/>
          </table:table-cell>
        </table:table-row>
      </table:table>
      <text:p text:style-name="P49"><text:s/>Využití architektury MVC pro webové aplikace je příhodné. Rozdělí totiž kód aplikace podle jejich vlastností. Uživatel odešle požadavek pro vykonání akce, kterou zpracuje Controller (řadič) a vrátí patřičná data View (pohled). V některých případech může být součástí těchto dat Model, který obsahuje data.</text:p>
      <table:table table:name="Tabulka2" table:style-name="Tabulka2">
        <table:table-column table:style-name="Tabulka2.A"/>
        <text:soft-page-break/>
        <table:table-row>
          <table:table-cell table:style-name="Tabulka2.A1" office:value-type="string">
            <text:p text:style-name="P34"/>
          </table:table-cell>
        </table:table-row>
        <table:table-row>
          <table:table-cell table:style-name="Tabulka2.A1" office:value-type="string">
            <text:p text:style-name="P34"/>
          </table:table-cell>
        </table:table-row>
      </table:table>
      <text:p text:style-name="P49"/>
      <text:p text:style-name="P49"><text:s/>Jak je vidět na obrázku … přímá vazba je jen mezi řadičem a modelem, aby ho mohl měnit. Přímý odkaz má také pohled, aby mohl data zobrazit.</text:p>
      <text:p text:style-name="P49"><text:s/>Využití architektury MVC je vhodné pro webové aplikace, které se snaží oddělit programovou logiku od výstupu. A tedy nekombinovat HTML kód s programovým kódem a databázovou logikou (Business Logik).</text:p>
      <text:p text:style-name="P49"><text:s/>Jedná se tedy o standardizovaný model tří aplikačních vrstev a to na vrstvu datovou, funkční a prezentační.</text:p>
      <text:p text:style-name="P49">Model je tedy vrstvou, která zastává datovou logikou aplikace. Často je však programátory ze starší literatury chápán jen jako jakýsi prostředník, který je datovým objektem (obrazem) například tabulky v databázi. V současné době se zdůrazňuje fakt, že se nejedná jen o objekt pro přenos dat, ale i pro jeho validaci, výpočty, databázové dotazy apod.</text:p>
      <text:p text:style-name="P49"><text:s/>View (pohled) zajišťuje prezentaci výstupu ve webovém prohlížeči. Tento výstup je nejčastěji nějakou stránkou, která je založena na HTML a na značkách jiného značkovacího jazyka. To umožňuje zobrazovat předaná data z řadiče (Controller) pomocí modelu a provádět cykly a další potřebné operace.</text:p>
      <text:p text:style-name="P49"><text:s/>Controller (řadič) je poslední částí této architektury. Úkolem řadiče (Controller) je být prostředníkem, se kterým uživatel komunikuje a propojuje model (model) i view (pohled). Uživatel tedy prostřednictvím view (pohledu) zavolá akci v řadiči (controller). Ten okamžitě reaguje a na základě volané akce rozhoduje jaký pohled (view) odeslat a na základě jakých událostí naplnit případný model pro tento pohled (view).</text:p>
      <text:p text:style-name="P49"><text:s/>Tento princip je využit v frameworku <text:s/>vytvořené Microsoftem a to ASP.NET MVC a je dnes běžnou součástí jejich vývojářského nástroje Visual Studio.</text:p>
      <text:p text:style-name="Heading_20_3"><text:bookmark-start text:name="_Toc450162238"/><text:bookmark-start text:name="__RefHeading__1670_838518084"/>Návrhový vzor Facade<text:bookmark-end text:name="_Toc450162238"/><text:bookmark-end text:name="__RefHeading__1670_838518084"/></text:p>
      <text:p text:style-name="P5"><text:s/>Návrhový vzor Facade se používá pro řešení v případě, že je třeba rozsáhlý kód zjednodušit. Při vývoji se totiž často stává, že programátor vytvoří velice rozsáhlou (rozvětvenou) a komplexní metodu, která řeší „vše“. V tomto případě by se kód měl tzv. refaktorizovat na dílčí metody, které pak nejlépe řeší právě jeden problém.</text:p>
      <text:p text:style-name="P5"><text:s/>Facade je tedy rozhraním, které slouží ke zjednodušení komunikace mezi různými částmi systému. Nejedná se však o tradiční rozhraní (interface), ale Facade je implementován jako třída.</text:p>
      <text:p text:style-name="P5"><text:soft-page-break/><text:s/>Jde tedy o třídu, která disponuje metodami na vyšší úrovni, a oprošťuje uživatele této třídy od složení někdy i složitých vnitřních vazeb.</text:p>
      <table:table table:name="Tabulka3" table:style-name="Tabulka3">
        <table:table-column table:style-name="Tabulka3.A"/>
        <table:table-row>
          <table:table-cell table:style-name="Tabulka3.A1" office:value-type="string">
            <text:p text:style-name="P35"><text:tab/></text:p>
          </table:table-cell>
        </table:table-row>
        <table:table-row>
          <table:table-cell table:style-name="Tabulka3.A1" office:value-type="string">
            <text:p text:style-name="P34">Obecná ukázka návrhu tříd a metod podle návrhového vzoru Facade</text:p>
          </table:table-cell>
        </table:table-row>
      </table:table>
      <text:p text:style-name="P4">Využití tohoto návrhového vzoru můžete vidět na obrázku …, který ukazuje, jak například vývojář internetového obchodu vytvořil Facade pro obecné akce obchodu a vnitřní strukturu oddělil od rozsáhlejších mechanizmů akcí obchodu.</text:p>
      <table:table table:name="Tabulka4" table:style-name="Tabulka4">
        <table:table-column table:style-name="Tabulka4.A"/>
        <table:table-row>
          <table:table-cell table:style-name="Tabulka4.A1" office:value-type="string">
            <text:p text:style-name="P34"/>
          </table:table-cell>
        </table:table-row>
        <table:table-row>
          <table:table-cell table:style-name="Tabulka4.A1" office:value-type="string">
            <text:p text:style-name="P34"/>
          </table:table-cell>
        </table:table-row>
      </table:table>
      <text:p text:style-name="P4">Úkolem Facade není rozšiřování funkcionality již existujících metod, ale naopak má již existující metody převzít do své struktury a pomoci tak zjednodušit kód. Facade by se však neměl stát tzv. všemohoucím objektem. Tento přístup k návrhu softwaru by pak mohl zvyšovat počet malých tříd, které mohou snižovat flexibilitu. Účelem vzoru Facade je zvýšení přehlednosti, udržovatelnost a tzv. čistotu kódu.</text:p>
      <text:p text:style-name="Heading_20_2"><text:bookmark-start text:name="__RefHeading__1672_838518084"/>Návrh projektu<text:bookmark-end text:name="__RefHeading__1672_838518084"/></text:p>
      <text:p text:style-name="Heading_20_2"><text:bookmark-start text:name="_Toc450162240"/><text:bookmark-start text:name="__RefHeading__1674_838518084"/>Uživatelská oprávnění<text:bookmark-end text:name="_Toc450162240"/><text:bookmark-end text:name="__RefHeading__1674_838518084"/></text:p>
      <text:p text:style-name="P4"><text:s/>Na základě zadání a konzultace s Ing. Mužíkem jsem systém postavil na základě tří rolí.</text:p>
      <text:p text:style-name="P4"><text:s/>První rolí je role pacienta (v systému označen jako PATIENT). Tato role má přístupová práva k prohlížení svých dat a akcím, které jsou znázorněni na diagramu užití …</text:p>
      <text:p text:style-name="P4">Role lékař (v systému uvedena jako DOCTOR) agreguje akce pro roli pacienta s tím rozdílem, že všechny operace související s pacientem může dělat pro skupinu pacientů, která mu byla přiřazena k nahlížení a správě. Další akce, které tato role opravňuje dělat jsou je správa pacientů (vytváření a správa jejich karet), schvalování registrací a přiřazování zařízení pacientům.</text:p>
      <text:p text:style-name="P4">Poslední rolí je administrátor (v systému označena jako ADMIN), který agreguje všechna oprávnění od role lékaře a dále navíc může přiřazovat uživatelským účtům role, práva k nahlížení k datům pacientů nebo pacientských skupin a vytváření pacientských skupin.</text:p>
      <text:p text:style-name="P4">Všechny akce, které by měl vykonávat řadič (controller) vyžadují autorizaci, kromě akcí jako je přihlášení a vše týkající se registrace (registrace, potvrzování emailu).</text:p>
      <text:p text:style-name="P4"/>
      <table:table table:name="Tabulka5" table:style-name="Tabulka5">
        <table:table-column table:style-name="Tabulka5.A"/>
        <table:table-row table:style-name="Tabulka5.1">
          <table:table-cell table:style-name="Tabulka5.A1" office:value-type="string">
            <text:p text:style-name="P36"/>
          </table:table-cell>
        </table:table-row>
        <table:table-row table:style-name="Tabulka5.1">
          <table:table-cell table:style-name="Tabulka5.A1" office:value-type="string">
            <text:p text:style-name="P36"/>
          </table:table-cell>
        </table:table-row>
      </table:table>
      <text:p text:style-name="P4"/>
      <text:p text:style-name="Heading_20_2"><text:bookmark-start text:name="_Toc450162241"/><text:bookmark-start text:name="__RefHeading__1676_838518084"/><text:soft-page-break/>Popis jednotlivých částí<text:bookmark-end text:name="_Toc450162241"/><text:bookmark-end text:name="__RefHeading__1676_838518084"/></text:p>
      <text:p text:style-name="Heading_20_3"><text:bookmark-start text:name="_Toc451078906"/>Přihlášení, úvodní stránka, stránka exportů<text:bookmark-end text:name="_Toc451078906"/></text:p>
      <text:p text:style-name="P50"><text:tab/>Po přihlášení do aplikace Diani, vás systém přesměruje na úvodní stránku s grafy a tabulkami. Tato stránka umožňuje, jak je vidět na obrázku … zobrazit graf glykémie a graf aktivity, v němž jsou vyznačeny též hodnoty sacharidů, aplikovaného inzulínu a hloubky spánku. </text:p>
      <text:p text:style-name="P50"><text:tab/>V grafu glykémie lze sledovat naměřená data z glukometru a z kontinuálního monitoru glykémie, a to v intervalech den, týden nebo měsíc. Při zvolení intervalu měsíc se navíc zobrazí v grafu glykémie trend naměřených hodnot glykémie, což uživateli usnadní posoudit, zda u pacienta dochází ke zlepšení či zhoršení úrovně glykémie v průběhu dne.</text:p>
      <text:p text:style-name="P50"><text:tab/>V grafu aktivity lze sledovat aktivitu pacienta, a to v krocích, tzn. že v grafu se zobrazí počet kroků za časový interval. K měření se požívá aktivitymetr v podobě náramku. V závislosti na zvoleném časovém intervalu (den, týden, měsíc) se zobrazí součet kroků po každých 15 minutách, 1 hodině nebo po celém dni. Dále v grafu aktivity můžeme sledovat aktivitu spánku, množství podaného insulinu a příjem sacharidů. </text:p>
      <text:p text:style-name="P26"><text:tab/>Najedeme-li kurzorem myši na libovolnou jednotlivou hodnotu ve shora uvedených grafech, zobrazí se bublina s popisem, kdy byla data naměřena, o jaká data se jedná a hodnotu v daném bodě.</text:p>
      <text:p text:style-name="P26"><text:tab/>Pod grafy se nachází odkaz na stránku, kde lze stáhnout data pro export pro zvoleného pacienta (uživatele), a to buď bez úprav nebo v tzv. předzpracované formě, která umožní přímé <text:span text:style-name="Standardní_20_písmo_20_odstavce"><text:span text:style-name="T17">srovnání dat</text:span></text:span><text:span text:style-name="Standardní_20_písmo_20_odstavce"><text:span text:style-name="T17"> se statistickými hodnotami.</text:span></text:span></text:p>
      <text:p text:style-name="P26"><text:tab/>Naměřené hodnoty shora zobrazené v grafech jsou na úvodní stránce též přehledně zobrazeny v <text:s/>tabulkách naměřených dat v čase (glykémie, sacharidy, insulin a aktivita v krocích).</text:p>
      <text:p text:style-name="P26"><text:tab/>Pohyb po datech nám umožňuje menu pro časová nastavení, které se nacházejí pod navigačním menu. Toto menu umožňuje zvolit časový interval (den, týden měsíc), ve kterém budou zobrazena. Interval také určuje, zda uživatel při navigaci v čase (na časové ose) se bude pohybovat <text:s text:c="5"/>o den, týden nebo měsíc. Dále v tomto menu lze využít funkcionalitu pro přechod na poslední naměřená data, která vyhledá poslední naměřená data z kontinuálního monitoru glykémie od posledního uživatelem zvoleného časového intervalu. <text:tab/>Lišta s informací o zvolném časovém intervalu pro zobrazení dat je umístěna nahoře nad grafy.</text:p>
      <text:p text:style-name="P26"><text:tab/>Vlevo od grafů je menu pro volbu pacienta, pro kterého jsou data zobrazena. Tento seznam pacientů je možno filtrovat podle uživatelských skupin. Pacienti nezařazeni do žádné skupiny tvoří samostatnou položku. <text:s/>Také je možno zobrazit všechny pacienty bez filtru. Vyhledávací pole usnadňuje vyhledávání u rozsáhlejších skupin. Navigace pro výběr pacienta se zobrazuje pouze pro <text:soft-page-break/>role lékař (DOCTOR) a administrátor (ADMIN). Pro roli pacienta (PATIENT) je výběr omezen pouze na konkrétního pacienta, pro kterého má uživatel přístup. Uživatel v roli lékaře zde taktéž vidí jen pacienty, ke kterým mu byl udělen přístup.</text:p>
      <text:p text:style-name="Heading_20_3"><text:bookmark-start text:name="_Toc451078907"/>Navigační menu<text:bookmark-end text:name="_Toc451078907"/></text:p>
      <text:p text:style-name="Normální"><text:tab/>Navigační menu je také řízeno podle role uživatele.</text:p>
      <text:p text:style-name="P67"><text:soft-page-break/>Pro roli administrátor menu vypadá následovně:</text:p>
      <text:list xml:id="list5099831802560997031" text:style-name="L2">
        <text:list-item>
          <text:p text:style-name="P53">Návody</text:p>
          <text:list>
            <text:list-item>
              <text:p text:style-name="P53">Návod pro připojení Fitbitu</text:p>
            </text:list-item>
          </text:list>
        </text:list-item>
        <text:list-item>
          <text:p text:style-name="P53">Správa uživatelů</text:p>
          <text:list>
            <text:list-item>
              <text:p text:style-name="P53">Seznam uživatelů</text:p>
            </text:list-item>
            <text:list-item>
              <text:p text:style-name="P53">Přidat uživatele</text:p>
            </text:list-item>
          </text:list>
        </text:list-item>
        <text:list-item>
          <text:p text:style-name="P53">Pacient</text:p>
          <text:list>
            <text:list-item>
              <text:p text:style-name="P53">Seznam pacientů</text:p>
            </text:list-item>
            <text:list-item>
              <text:p text:style-name="P53">Přidej nového pacienta</text:p>
            </text:list-item>
            <text:list-item>
              <text:p text:style-name="P53">Nahraj soubor</text:p>
            </text:list-item>
            <text:list-item>
              <text:p text:style-name="P53">Dotazník</text:p>
            </text:list-item>
            <text:list-item>
              <text:p text:style-name="P53">Krevní tlak</text:p>
            </text:list-item>
            <text:list-item>
              <text:p text:style-name="P53">Diabetický deník</text:p>
            </text:list-item>
          </text:list>
        </text:list-item>
        <text:list-item>
          <text:p text:style-name="P53">Fitbit</text:p>
          <text:list>
            <text:list-item>
              <text:p text:style-name="P53">Tabulka posledních přiřazení Fitbitů k pacientům</text:p>
            </text:list-item>
            <text:list-item>
              <text:p text:style-name="P53">Tabulka historie přiřazení Fitbitů k pacientům</text:p>
            </text:list-item>
            <text:list-item>
              <text:p text:style-name="P53">Propojit účet s Fitbitem</text:p>
            </text:list-item>
          </text:list>
        </text:list-item>
        <text:list-item>
          <text:p text:style-name="P53">Nastavení uživatele</text:p>
          <text:list>
            <text:list-item>
              <text:p text:style-name="P53">Kdo mě vidí</text:p>
            </text:list-item>
            <text:list-item>
              <text:p text:style-name="P53">Změnit heslo</text:p>
            </text:list-item>
          </text:list>
        </text:list-item>
        <text:list-item>
          <text:p text:style-name="P53">Grafy</text:p>
          <text:list>
            <text:list-item>
              <text:p text:style-name="P53">Grafy</text:p>
            </text:list-item>
            <text:list-item>
              <text:p text:style-name="P53">Diagram glykémie za období</text:p>
            </text:list-item>
          </text:list>
        </text:list-item>
      </text:list>
      <text:p text:style-name="Normální"/>
      <text:p text:style-name="Normální"><text:tab/>Pro roli lékaře jsou nepřístupné položky,</text:p>
      <text:p text:style-name="P28"/>
      <text:p text:style-name="P29"/>
      <text:p text:style-name="Heading_20_1"><text:bookmark-start text:name="_Toc450162242"/><text:bookmark-start text:name="__RefHeading__1678_838518084"/>Výsledky a jejich zhodnocení<text:bookmark-end text:name="_Toc450162242"/><text:bookmark-end text:name="__RefHeading__1678_838518084"/></text:p>
      <text:p text:style-name="Heading_20_2"><text:bookmark-start text:name="__RefHeading__1680_838518084"/>Vyhodnocení ankety<text:bookmark-end text:name="__RefHeading__1680_838518084"/></text:p>
      <text:p text:style-name="Standard"/>
      <text:p text:style-name="Heading_20_2"><text:bookmark-start text:name="__RefHeading__1682_838518084"/>Design aplikace<text:bookmark-end text:name="__RefHeading__1682_838518084"/></text:p>
      <text:p text:style-name="Standard"/>
      <text:p text:style-name="P37"/>
      <text:p><text:bookmark-start text:name="_Toc450162243"/><text:bookmark-start text:name="__RefHeading__1684_838518084"/>Závěr<text:bookmark-end text:name="_Toc450162243"/><text:bookmark-end text:name="__RefHeading__1684_838518084"/></text:p>
      <text:p text:style-name="Standard"><text:s/>Diplomová práce měla za cíl vytvořit telemedicínskou aplikaci</text:p>
      <text:p text:style-name="Standard"><text:s/>Výsledky vývoje aplikace Diani jsem prezentoval na 52. Diabetologických dnech v Luhačovicích v posterové části.</text:p>
      <text:p text:style-name="P37"/>
      <text:p><text:bookmark-start text:name="_Toc450162244"/><text:bookmark-start text:name="__RefHeading__1686_838518084"/>Seznam použitých informačních zdrojů<text:bookmark-end text:name="_Toc450162244"/><text:bookmark-end text:name="__RefHeading__1686_838518084"/></text:p>
      <text:p text:style-name="Standard"/>
      <text:p text:style-name="P38"/>
      <text:p><text:bookmark-start text:name="_Toc450162245"/><text:bookmark-start text:name="__RefHeading__1688_838518084"/>Přílohy<text:bookmark-end text:name="_Toc450162245"/><text:bookmark-end text:name="__RefHeading__1688_83851808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mily-generic="system"/>
    <style:font-face style:name="Verdana1" svg:font-family="Verdana, Tahoma, Arial, Helveti"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mpact" svg:font-family="Impac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cs" fo:country="CZ"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12cm" fo:line-height="15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cs" fo:country="CZ"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6cm" fo:margin-bottom="0.106cm" fo:orphans="2" fo:widows="2" fo:hyphenation-ladder-count="no-limit" fo:text-indent="0.199cm" style:auto-text-indent="false"/>
      <style:text-properties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Title" style:family="paragraph" style:parent-style-name="Standard" style:next-style-name="Subtitle" style:default-outline-level="1" style:class="chapter">
      <style:paragraph-properties fo:margin-top="0.423cm" fo:margin-bottom="0.212cm" fo:text-align="center" style:justify-single-word="false" fo:hyphenation-ladder-count="no-limit"/>
      <style:text-properties style:font-name="Impact" fo:font-size="16pt" fo:font-weight="bold" style:font-size-asian="16pt" style:font-weight-asian="bold" style:font-name-complex="F" style:font-size-complex="16pt" style:font-weight-complex="bold" fo:hyphenate="false" fo:hyphenation-remain-char-count="0" fo:hyphenation-push-char-count="0"/>
    </style:style>
    <style:style style:name="Subtitle" style:family="paragraph" style:parent-style-name="Standard" style:next-style-name="Text_20_body" style:default-outline-level="2" style:class="chapter">
      <style:paragraph-properties fo:text-align="center" style:justify-single-word="false" fo:hyphenation-ladder-count="no-limit"/>
      <style:text-properties style:font-name="Impact" fo:font-size="14pt" fo:font-style="italic" style:font-size-asian="14pt" style:font-style-asian="italic" style:font-name-complex="F" style:font-size-complex="14pt" style:font-style-complex="italic" fo:hyphenate="false" fo:hyphenation-remain-char-count="0" fo:hyphenation-push-char-count="0"/>
    </style:style>
    <style:style style:name="Normální" style:family="paragraph">
      <style:paragraph-properties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list-style-name="" style:class="text">
      <style:paragraph-properties fo:margin-top="0.423cm" fo:margin-bottom="0.212cm" fo:hyphenation-ladder-count="no-limit" fo:keep-with-next="always"/>
      <style:text-properties fo:font-size="20pt" fo:font-weight="bold" style:font-size-asian="20pt" style:font-weight-asian="bold" style:font-name-complex="F" style:font-size-complex="16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list-style-name="" style:class="text">
      <style:paragraph-properties fo:margin-top="0.423cm" fo:margin-bottom="0.212cm" fo:hyphenation-ladder-count="no-limit" fo:keep-with-next="always"/>
      <style:text-properties fo:font-size="16pt" fo:font-weight="bold" style:font-size-asian="16pt" style:font-weight-asian="bold" style:font-name-complex="F"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423cm" fo:margin-bottom="0.212cm" fo:hyphenation-ladder-count="no-limit" fo:keep-with-next="always"/>
      <style:text-properties fo:font-size="14pt" fo:font-weight="bold" style:font-size-asian="14pt" style:font-weight-asian="bold" style:font-name-complex="F" style:font-size-complex="13pt"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23cm" fo:margin-bottom="0.212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line-height="100%" fo:hyphenation-ladder-count="no-limit"/>
      <style:text-properties fo:font-size="14pt" fo:font-weight="bold" style:font-size-asian="14pt"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423cm" fo:margin-bottom="0.212cm" fo:hyphenation-ladder-count="no-limit"/>
      <style:text-properties fo:font-size="13pt" fo:font-weight="bold" style:font-size-asian="13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top="0.423cm" fo:margin-bottom="0.212cm" fo:hyphenation-ladder-count="no-limit"/>
      <style:text-properties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top="0.423cm" fo:margin-bottom="0.212cm"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top="0.423cm" fo:margin-bottom="0.212cm" fo:hyphenation-ladder-count="no-limit"/>
      <style:text-properties style:font-name="Impact" style:font-name-complex="F" style:font-size-complex="11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1" fo:hyphenate="false" fo:hyphenation-remain-char-count="0" fo:hyphenation-push-char-count="0"/>
    </style:style>
    <style:style style:name="Titulek" style:family="paragraph" style:parent-style-name="Standard">
      <style:paragraph-properties fo:margin-top="0cm" fo:margin-bottom="0.353cm" fo:line-height="100%"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1" fo:hyphenate="false" fo:hyphenation-remain-char-count="0" fo:hyphenation-push-char-count="0"/>
    </style:style>
    <style:style style:name="Bez_20_mezer" style:display-name="Bez mezer" style:family="paragraph" style:parent-style-name="Standard">
      <style:paragraph-properties fo:hyphenation-ladder-count="no-limit"/>
      <style:text-properties style:font-size-complex="16pt" fo:hyphenate="false" fo:hyphenation-remain-char-count="0" fo:hyphenation-push-char-count="0"/>
    </style:style>
    <style:style style:name="Odstavec_20_se_20_seznamem" style:display-name="Odstavec se seznamem"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itát" style:family="paragraph" style:parent-style-name="Standard">
      <style:paragraph-properties fo:hyphenation-ladder-count="no-limit"/>
      <style:text-properties fo:font-style="italic" style:font-style-asian="italic" fo:hyphenate="false" fo:hyphenation-remain-char-count="0" fo:hyphenation-push-char-count="0"/>
    </style:style>
    <style:style style:name="Výrazný_20_citát" style:display-name="Výrazný citát" style:family="paragraph" style:parent-style-name="Standard">
      <style:paragraph-properties fo:margin-left="1.27cm" fo:margin-right="1.27cm" fo:hyphenation-ladder-count="no-limit" fo:text-indent="0cm" style:auto-text-indent="false">
        <style:tab-stops/>
      </style:paragraph-properties>
      <style:text-properties fo:font-style="italic" fo:font-weight="bold" style:font-style-asian="italic" style:font-weight-asian="bold" style:font-size-complex="11pt"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style:font-size-asian="16pt" fo:hyphenate="false" fo:hyphenation-remain-char-count="0" fo:hyphenation-push-char-count="0"/>
    </style:style>
    <style:style style:name="Bacular" style:family="paragraph" style:parent-style-name="Heading_20_2" style:default-outline-level="2" style:list-style-name="">
      <style:paragraph-properties fo:hyphenation-ladder-count="no-limit"/>
      <style:text-properties fo:hyphenate="false" fo:hyphenation-remain-char-count="0" fo:hyphenation-push-char-count="0"/>
    </style:style>
    <style:style style:name="Text_20_bubliny" style:display-name="Text bubliny" style:family="paragraph" style:parent-style-name="Standard">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Bibliografie" style:family="paragraph" style:parent-style-name="Standard">
      <style:paragraph-properties fo:hyphenation-ladder-count="no-limit"/>
      <style:text-properties fo:hyphenate="false" fo:hyphenation-remain-char-count="0" fo:hyphenation-push-char-count="0"/>
    </style:style>
    <style:style style:name="Normální_20__28_web_29_" style:display-name="Normální (web)" style:family="paragraph" style:parent-style-name="Standard">
      <style:paragraph-properties fo:margin-top="0.176cm" fo:margin-bottom="0.176cm" fo:line-height="100%" fo:hyphenation-ladder-count="no-limit"/>
      <style:text-properties style:language-asian="cs" style:country-asian="CZ"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1" style:display-name="Contents 1" style:family="paragraph" style:parent-style-name="Standard" style:class="index">
      <style:paragraph-properties fo:margin-left="0cm" fo:margin-right="0cm" fo:margin-top="0cm" fo:margin-bottom="0.176cm" fo:hyphenation-ladder-count="no-limit" fo:text-indent="0cm" style:auto-text-indent="false">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Standard" style:class="index">
      <style:paragraph-properties fo:margin-left="0.423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847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Text_20_pozn._20_pod_20_čarou" style:display-name="Text pozn. pod čarou" style:family="paragraph" style:parent-style-name="Standard">
      <style:paragraph-properties fo:margin-top="0cm" fo:margin-bottom="0cm" fo:line-height="100%" fo:hyphenation-ladder-count="no-limit"/>
      <style:text-properties fo:font-size="10pt" style:font-size-asian="10pt" style:font-size-complex="10pt" fo:hyphenate="false" fo:hyphenation-remain-char-count="0" fo:hyphenation-push-char-count="0"/>
    </style:style>
    <style:style style:name="Zpáteční_20_adresa" style:display-name="Zpáteční adresa" style:family="paragraph" style:parent-style-name="Standard">
      <style:paragraph-properties fo:margin-top="0cm" fo:margin-bottom="0cm" style:line-height-at-least="0.282cm" fo:text-align="justify" style:justify-single-word="false" fo:keep-together="always" fo:hyphenation-ladder-count="no-limit">
        <style:tab-stops>
          <style:tab-stop style:position="3.81cm"/>
        </style:tab-stops>
      </style:paragraph-properties>
      <style:text-properties style:font-name="Arial1" fo:font-size="7pt" style:font-name-asian="Times New Roman" style:font-size-asian="7pt" style:font-size-complex="10pt" fo:hyphenate="false" fo:hyphenation-remain-char-count="0" fo:hyphenation-push-char-count="0"/>
    </style:style>
    <style:style style:name="DP_20_-_20_Normální" style:display-name="DP - Normální" style:family="paragraph" style:parent-style-name="Standard">
      <style:paragraph-properties fo:margin-left="0cm" fo:margin-right="0cm" fo:line-height="115%" fo:text-align="justify" style:justify-single-word="false" fo:hyphenation-ladder-count="no-limit" fo:text-indent="1.251cm" style:auto-text-indent="false"/>
      <style:text-properties style:font-name-asian="Calibri" fo:hyphenate="false" fo:hyphenation-remain-char-count="0" fo:hyphenation-push-char-count="0"/>
    </style:style>
    <style:style style:name="Formátovaný_20_v_20_HTML" style:display-name="Formátovaný v HTML" style:family="paragraph" style:parent-style-name="Standard">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cs" style:country-asian="CZ" style:font-name-complex="Courier New" style:font-size-complex="10pt" fo:hyphenate="false" fo:hyphenation-remain-char-count="0" fo:hyphenation-push-char-count="0"/>
    </style:style>
    <style:style style:name="Text_20_komentáře" style:display-name="Text komentáře"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Předmět_20_komentáře" style:display-name="Předmět komentáře" style:family="paragraph" style:parent-style-name="Text_20_komentáře">
      <style:paragraph-properties fo:hyphenation-ladder-count="no-limit"/>
      <style:text-properties fo:font-weight="bold" style:font-weight-asian="bold" style:font-weight-complex="bold" fo:hyphenate="false" fo:hyphenation-remain-char-count="0" fo:hyphenation-push-char-count="0"/>
    </style:style>
    <style:style style:name="Default" style:family="paragraph">
      <style:paragraph-properties fo:margin-top="0cm" fo:margin-bottom="0cm" fo:line-height="100%" fo:orphans="2" fo:widows="2" fo:hyphenation-ladder-count="no-limit"/>
      <style:text-properties fo:color="#000000" style:font-name="Cambria" fo:font-size="12pt" style:font-size-asian="12pt" style:font-name-complex="Cambria" style:font-size-complex="12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tandardní_20_písmo_20_odstavce" style:display-name="Standardní písmo odstavce" style:family="text"/>
    <style:style style:name="Nadpis_20_1_20_Char" style:display-name="Nadpis 1 Char" style:family="text" style:parent-style-name="Standardní_20_písmo_20_odstavce">
      <style:text-properties style:font-name="Times New Roman" fo:font-size="20pt" fo:font-weight="bold" style:letter-kerning="true" style:font-size-asian="20pt" style:font-weight-asian="bold" style:font-name-complex="F" style:font-size-complex="16pt" style:font-weight-complex="bold"/>
    </style:style>
    <style:style style:name="Nadpis_20_2_20_Char" style:display-name="Nadpis 2 Char" style:family="text" style:parent-style-name="Standardní_20_písmo_20_odstavce">
      <style:text-properties style:font-name="Times New Roman" fo:font-size="16pt" fo:font-weight="bold" style:font-size-asian="16pt" style:font-weight-asian="bold" style:font-name-complex="F" style:font-size-complex="14pt" style:font-style-complex="italic" style:font-weight-complex="bold"/>
    </style:style>
    <style:style style:name="Nadpis_20_3_20_Char" style:display-name="Nadpis 3 Char" style:family="text" style:parent-style-name="Standardní_20_písmo_20_odstavce">
      <style:text-properties style:font-name="Times New Roman" fo:font-size="14pt" fo:font-weight="bold" style:font-size-asian="14pt" style:font-weight-asian="bold" style:font-name-complex="F" style:font-size-complex="13pt" style:font-weight-complex="bold"/>
    </style:style>
    <style:style style:name="Nadpis_20_4_20_Char" style:display-name="Nadpis 4 Char" style:family="text" style:parent-style-name="Standardní_20_písmo_20_odstavce">
      <style:text-properties style:font-name="Times New Roman" fo:font-size="14pt" fo:font-weight="bold" style:font-size-asian="14pt" style:font-weight-asian="bold" style:font-size-complex="14pt" style:font-weight-complex="bold"/>
    </style:style>
    <style:style style:name="Nadpis_20_5_20_Char" style:display-name="Nadpis 5 Char" style:family="text" style:parent-style-name="Standardní_20_písmo_20_odstavce">
      <style:text-properties style:font-name="Times New Roman" fo:font-size="14pt" fo:font-weight="bold" style:font-size-asian="14pt" style:font-weight-asian="bold" style:font-size-complex="13pt" style:font-style-complex="italic" style:font-weight-complex="bold"/>
    </style:style>
    <style:style style:name="Nadpis_20_6_20_Char" style:display-name="Nadpis 6 Char" style:family="text" style:parent-style-name="Standardní_20_písmo_20_odstavce">
      <style:text-properties style:font-name="Times New Roman" fo:font-size="13pt" fo:font-weight="bold" style:font-size-asian="13pt" style:font-weight-asian="bold" style:font-weight-complex="bold"/>
    </style:style>
    <style:style style:name="Nadpis_20_7_20_Char" style:display-name="Nadpis 7 Char" style:family="text" style:parent-style-name="Standardní_20_písmo_20_odstavce">
      <style:text-properties fo:font-size="12pt" style:font-size-asian="12pt" style:font-size-complex="12pt"/>
    </style:style>
    <style:style style:name="Nadpis_20_8_20_Char" style:display-name="Nadpis 8 Char" style:family="text" style:parent-style-name="Standardní_20_písmo_20_odstavce">
      <style:text-properties fo:font-size="12pt" fo:font-style="italic" style:font-size-asian="12pt" style:font-style-asian="italic" style:font-size-complex="12pt" style:font-style-complex="italic"/>
    </style:style>
    <style:style style:name="Nadpis_20_9_20_Char" style:display-name="Nadpis 9 Char" style:family="text" style:parent-style-name="Standardní_20_písmo_20_odstavce">
      <style:text-properties style:font-name="Impact" style:font-name-complex="F"/>
    </style:style>
    <style:style style:name="Název_20_Char" style:display-name="Název Char" style:family="text" style:parent-style-name="Standardní_20_písmo_20_odstavce">
      <style:text-properties style:font-name="Impact" fo:font-size="16pt" fo:font-weight="bold" style:letter-kerning="true" style:font-size-asian="16pt" style:font-weight-asian="bold" style:font-name-complex="F" style:font-size-complex="16pt" style:font-weight-complex="bold"/>
    </style:style>
    <style:style style:name="Podtitul_20_Char" style:display-name="Podtitul Char" style:family="text" style:parent-style-name="Standardní_20_písmo_20_odstavce">
      <style:text-properties style:font-name="Impact" fo:font-size="12pt" style:font-size-asian="12pt" style:font-name-complex="F" style:font-size-complex="12pt"/>
    </style:style>
    <style:style style:name="Strong_20_Emphasis" style:display-name="Strong Emphasis" style:family="text" style:parent-style-name="Standardní_20_písmo_20_odstavce">
      <style:text-properties fo:font-weight="bold" style:font-weight-asian="bold" style:font-weight-complex="bold"/>
    </style:style>
    <style:style style:name="Zvýraznění" style:family="text" style:parent-style-name="Standardní_20_písmo_20_odstavce">
      <style:text-properties style:font-name="Times New Roman" fo:font-style="italic" fo:font-weight="bold" style:font-style-asian="italic" style:font-weight-asian="bold" style:font-style-complex="italic"/>
    </style:style>
    <style:style style:name="Citát_20_Char" style:display-name="Citát Char" style:family="text" style:parent-style-name="Standardní_20_písmo_20_odstavce">
      <style:text-properties fo:font-size="12pt" fo:font-style="italic" style:font-size-asian="12pt" style:font-style-asian="italic" style:font-size-complex="12pt"/>
    </style:style>
    <style:style style:name="Výrazný_20_citát_20_Char" style:display-name="Výrazný citát Char" style:family="text" style:parent-style-name="Standardní_20_písmo_20_odstavce">
      <style:text-properties fo:font-size="12pt" fo:font-style="italic" fo:font-weight="bold" style:font-size-asian="12pt" style:font-style-asian="italic" style:font-weight-asian="bold"/>
    </style:style>
    <style:style style:name="Zdůraznění_20__2013__20_jemné" style:display-name="Zdůraznění – jemné" style:family="text">
      <style:text-properties fo:color="#5a5a5a" fo:font-style="italic" style:font-style-asian="italic"/>
    </style:style>
    <style:style style:name="Zdůraznění_20__2013__20_intenzivní" style:display-name="Zdůraznění – intenzivní" style:family="text" style:parent-style-name="Standardní_20_písmo_20_odstavce">
      <style:text-properties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size-complex="12pt"/>
    </style:style>
    <style:style style:name="Odkaz_20__2013__20_jemný" style:display-name="Odkaz – jemný" style:family="text" style:parent-style-name="Standardní_20_písmo_20_odstavce">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Odkaz_20__2013__20_intenzivní" style:display-name="Odkaz – intenzivní" style:family="text" style:parent-style-name="Standardní_20_písmo_20_odstavc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Název_20_knihy" style:display-name="Název knihy" style:family="text" style:parent-style-name="Standardní_20_písmo_20_odstavce">
      <style:text-properties style:font-name="Impact" fo:font-size="12pt" fo:font-style="italic" fo:font-weight="bold" style:font-size-asian="12pt" style:font-style-asian="italic" style:font-weight-asian="bold" style:font-name-complex="F" style:font-size-complex="12pt"/>
    </style:style>
    <style:style style:name="Bacular_20_Char" style:display-name="Bacular Char" style:family="text" style:parent-style-name="Nadpis_20_2_20_Char">
      <style:text-properties style:font-name="Times New Roman" fo:font-size="15pt" fo:font-weight="bold" style:font-size-asian="15pt" style:font-weight-asian="bold" style:font-name-complex="F" style:font-size-complex="14pt" style:font-style-complex="italic" style:font-weight-complex="bold"/>
    </style:style>
    <style:style style:name="Text_20_bubliny_20_Char" style:display-name="Text bubliny Char" style:family="text" style:parent-style-name="Standardní_20_písmo_20_odstavce">
      <style:text-properties style:font-name="Tahoma" fo:font-size="8pt" style:font-size-asian="8pt" style:font-name-complex="Tahoma" style:font-size-complex="8pt"/>
    </style:style>
    <style:style style:name="Zástupný_20_text" style:display-name="Zástupný text" style:family="text" style:parent-style-name="Standardní_20_písmo_20_odstavce">
      <style:text-properties fo:color="#808080"/>
    </style:style>
    <style:style style:name="Záhlaví_20_Char" style:display-name="Záhlaví Char" style:family="text" style:parent-style-name="Standardní_20_písmo_20_odstavce">
      <style:text-properties style:font-name="Times New Roman" fo:font-size="12pt" style:font-size-asian="12pt" style:font-size-complex="12pt"/>
    </style:style>
    <style:style style:name="Zápatí_20_Char" style:display-name="Zápatí Char" style:family="text" style:parent-style-name="Standardní_20_písmo_20_odstavce">
      <style:text-properties style:font-name="Times New Roman" fo:font-size="12pt" style:font-size-asian="12pt" style:font-size-complex="12pt"/>
    </style:style>
    <style:style style:name="Internet_20_link" style:display-name="Internet link" style:family="text" style:parent-style-name="Standardní_20_písmo_20_odstavce">
      <style:text-properties fo:color="#0000ff" style:text-underline-style="solid" style:text-underline-width="auto" style:text-underline-color="font-color" style:text-underline-mode="continuous" style:text-overline-mode="continuous" style:text-line-through-mode="continuous"/>
    </style:style>
    <style:style style:name="Text_20_pozn._20_pod_20_čarou_20_Char" style:display-name="Text pozn. pod čarou Char" style:family="text" style:parent-style-name="Standardní_20_písmo_20_odstavce">
      <style:text-properties style:font-name="Times New Roman" fo:font-size="10pt" style:font-size-asian="10pt" style:font-size-complex="10pt"/>
    </style:style>
    <style:style style:name="Značka_20_pozn._20_pod_20_čarou" style:display-name="Značka pozn. pod čarou" style:family="text" style:parent-style-name="Standardní_20_písmo_20_odstavce">
      <style:text-properties style:text-position="super 64%"/>
    </style:style>
    <style:style style:name="DP_20_-_20_Normální_20_Char" style:display-name="DP - Normální Char" style:family="text">
      <style:text-properties style:font-name="Times New Roman" fo:font-size="12pt" style:font-name-asian="Calibri" style:font-size-asian="12pt" style:font-size-complex="12pt"/>
    </style:style>
    <style:style style:name="Formátovaný_20_v_20_HTML_20_Char" style:display-name="Formátovaný v HTML Char" style:family="text" style:parent-style-name="Standardní_20_písmo_20_odstavce">
      <style:text-properties style:font-name="Courier New" fo:font-size="10pt" style:font-name-asian="Times New Roman" style:font-size-asian="10pt" style:language-asian="cs" style:country-asian="CZ" style:font-name-complex="Courier New" style:font-size-complex="10pt"/>
    </style:style>
    <style:style style:name="Kód_20_HTML" style:display-name="Kód HTML" style:family="text" style:parent-style-name="Standardní_20_písmo_20_odstavce">
      <style:text-properties style:font-name="Courier New" fo:font-size="10pt" style:font-name-asian="Times New Roman" style:font-size-asian="10pt" style:font-name-complex="Courier New" style:font-size-complex="10pt"/>
    </style:style>
    <style:style style:name="Odkaz_20_na_20_komentář" style:display-name="Odkaz na komentář" style:family="text" style:parent-style-name="Standardní_20_písmo_20_odstavce">
      <style:text-properties fo:font-size="8pt" style:font-size-asian="8pt" style:font-size-complex="8pt"/>
    </style:style>
    <style:style style:name="Text_20_komentáře_20_Char" style:display-name="Text komentáře Char" style:family="text" style:parent-style-name="Standardní_20_písmo_20_odstavce">
      <style:text-properties style:font-name="Times New Roman" fo:font-size="10pt" style:font-size-asian="10pt" style:font-size-complex="10pt"/>
    </style:style>
    <style:style style:name="Předmět_20_komentáře_20_Char" style:display-name="Předmět komentáře Char" style:family="text" style:parent-style-name="Text_20_komentáře_20_Char">
      <style:text-properties style:font-name="Times New Roman" fo:font-size="10pt" fo:font-weight="bold" style:font-size-asian="10pt" style:font-weight-asian="bold" style:font-size-complex="10pt" style:font-weight-complex="bold"/>
    </style:style>
    <style:style style:name="hps" style:family="text" style:parent-style-name="Standardní_20_písmo_20_odstavce"/>
    <style:style style:name="null" style:family="text" style:parent-style-name="Standardní_20_písmo_20_odstavce"/>
    <style:style style:name="ListLabel_20_1" style:display-name="ListLabel 1" style:family="text">
      <style:text-properties style:font-name-complex="Courier New"/>
    </style:style>
    <style:style style:name="WW8Num5z0" style:family="text">
      <style:text-properties style:font-name="Verdana" fo:font-size="10pt" style:font-size-asian="10pt" style:font-name-complex="Verdana"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_5f_CharLFO13LVL2" style:display-name="WW_CharLFO13LVL2" style:family="text">
      <style:text-properties style:font-name="Times New Roman" style:font-name-complex="Courier New"/>
    </style:style>
    <style:style style:name="WW_5f_CharLFO13LVL5" style:display-name="WW_CharLFO13LVL5" style:family="text">
      <style:text-properties style:font-name="Times New Roman" style:font-name-complex="Courier New"/>
    </style:style>
    <style:style style:name="WW_5f_CharLFO13LVL8" style:display-name="WW_CharLFO13LVL8" style:family="text">
      <style:text-properties style:font-name="Times New Roman" style:font-name-complex="Courier New"/>
    </style:style>
    <style:style style:name="WW_5f_CharLFO14LVL2" style:display-name="WW_CharLFO14LVL2" style:family="text">
      <style:text-properties style:font-name="Times New Roman" style:font-name-complex="Courier New"/>
    </style:style>
    <style:style style:name="WW_5f_CharLFO14LVL5" style:display-name="WW_CharLFO14LVL5" style:family="text">
      <style:text-properties style:font-name="Times New Roman" style:font-name-complex="Courier New"/>
    </style:style>
    <style:style style:name="WW_5f_CharLFO14LVL8" style:display-name="WW_CharLFO14LVL8" style:family="text">
      <style:text-properties style:font-name="Times New Roman" style:font-name-complex="Courier New"/>
    </style:style>
    <style:style style:name="WW_5f_CharLFO21LVL2" style:display-name="WW_CharLFO21LVL2" style:family="text">
      <style:text-properties style:font-name="Times New Roman" style:font-name-complex="Courier New"/>
    </style:style>
    <style:style style:name="WW_5f_CharLFO21LVL5" style:display-name="WW_CharLFO21LVL5" style:family="text">
      <style:text-properties style:font-name="Times New Roman" style:font-name-complex="Courier New"/>
    </style:style>
    <style:style style:name="WW_5f_CharLFO21LVL8" style:display-name="WW_CharLFO21LVL8" style:family="text">
      <style:text-properties style:font-name="Times New Roman" style:font-name-complex="Courier New"/>
    </style:style>
    <style:style style:name="WW_5f_CharLFO22LVL2" style:display-name="WW_CharLFO22LVL2" style:family="text">
      <style:text-properties style:font-name="Times New Roman" style:font-name-complex="Courier New"/>
    </style:style>
    <style:style style:name="WW_5f_CharLFO22LVL5" style:display-name="WW_CharLFO22LVL5" style:family="text">
      <style:text-properties style:font-name="Times New Roman" style:font-name-complex="Courier New"/>
    </style:style>
    <style:style style:name="WW_5f_CharLFO22LVL8" style:display-name="WW_CharLFO22LVL8" style:family="text">
      <style:text-properties style:font-name="Times New Roman" style:font-name-complex="Courier New"/>
    </style:style>
    <style:style style:name="WW_5f_CharLFO23LVL2" style:display-name="WW_CharLFO23LVL2" style:family="text">
      <style:text-properties style:font-name="Times New Roman" style:font-name-complex="Courier New"/>
    </style:style>
    <style:style style:name="WW_5f_CharLFO23LVL5" style:display-name="WW_CharLFO23LVL5" style:family="text">
      <style:text-properties style:font-name="Times New Roman" style:font-name-complex="Courier New"/>
    </style:style>
    <style:style style:name="WW_5f_CharLFO23LVL8" style:display-name="WW_CharLFO23LVL8" style:family="text">
      <style:text-properties style:font-name="Times New Roman" style:font-name-complex="Courier New"/>
    </style:style>
    <style:style style:name="WW_5f_CharLFO24LVL2" style:display-name="WW_CharLFO24LVL2" style:family="text">
      <style:text-properties style:font-name="Times New Roman" style:font-name-complex="Courier New"/>
    </style:style>
    <style:style style:name="WW_5f_CharLFO24LVL5" style:display-name="WW_CharLFO24LVL5" style:family="text">
      <style:text-properties style:font-name="Times New Roman" style:font-name-complex="Courier New"/>
    </style:style>
    <style:style style:name="WW_5f_CharLFO24LVL8" style:display-name="WW_CharLFO24LVL8" style:family="text">
      <style:text-properties style:font-name="Times New Roman" style:font-name-complex="Courier New"/>
    </style:style>
    <style:style style:name="WW_5f_CharLFO25LVL2" style:display-name="WW_CharLFO25LVL2" style:family="text">
      <style:text-properties style:font-name="Times New Roman" style:font-name-complex="Courier New"/>
    </style:style>
    <style:style style:name="WW_5f_CharLFO25LVL5" style:display-name="WW_CharLFO25LVL5" style:family="text">
      <style:text-properties style:font-name="Times New Roman" style:font-name-complex="Courier New"/>
    </style:style>
    <style:style style:name="WW_5f_CharLFO25LVL8" style:display-name="WW_CharLFO25LVL8" style:family="text">
      <style:text-properties style:font-name="Times New Roman" style:font-name-complex="Courier New"/>
    </style:style>
    <style:style style:name="WW_5f_CharLFO27LVL2" style:display-name="WW_CharLFO27LVL2" style:family="text">
      <style:text-properties style:font-name="Times New Roman" style:font-name-complex="Courier New"/>
    </style:style>
    <style:style style:name="WW_5f_CharLFO27LVL5" style:display-name="WW_CharLFO27LVL5" style:family="text">
      <style:text-properties style:font-name="Times New Roman" style:font-name-complex="Courier New"/>
    </style:style>
    <style:style style:name="WW_5f_CharLFO27LVL8" style:display-name="WW_CharLFO27LVL8" style:family="text">
      <style:text-properties style:font-name="Times New Roman" style:font-name-complex="Courier New"/>
    </style:style>
    <style:style style:name="WW_5f_CharLFO28LVL2" style:display-name="WW_CharLFO28LVL2" style:family="text">
      <style:text-properties style:font-name="Times New Roman" style:font-name-complex="Courier New"/>
    </style:style>
    <style:style style:name="WW_5f_CharLFO28LVL5" style:display-name="WW_CharLFO28LVL5" style:family="text">
      <style:text-properties style:font-name="Times New Roman" style:font-name-complex="Courier New"/>
    </style:style>
    <style:style style:name="WW_5f_CharLFO28LVL8" style:display-name="WW_CharLFO28LVL8" style:family="text">
      <style:text-properties style:font-name="Times New Roman" style:font-name-complex="Courier New"/>
    </style:style>
    <style:style style:name="WW_5f_CharLFO29LVL2" style:display-name="WW_CharLFO29LVL2" style:family="text">
      <style:text-properties style:font-name="Times New Roman" style:font-name-complex="Courier New"/>
    </style:style>
    <style:style style:name="WW_5f_CharLFO29LVL5" style:display-name="WW_CharLFO29LVL5" style:family="text">
      <style:text-properties style:font-name="Times New Roman" style:font-name-complex="Courier New"/>
    </style:style>
    <style:style style:name="WW_5f_CharLFO29LVL8" style:display-name="WW_CharLFO29LVL8" style:family="text">
      <style:text-properties style:font-name="Times New Roman" style:font-name-complex="Courier New"/>
    </style:style>
    <style:style style:name="WW_5f_CharLFO30LVL1" style:display-name="WW_CharLFO30LVL1" style:family="text">
      <style:text-properties style:font-name="Verdana" fo:font-size="10pt" style:font-size-asian="10pt" style:font-name-complex="Verdana" style:font-size-complex="10pt"/>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Footnote_20_Symbol" style:display-name="Footnote Symbol"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style-bullet>
      <text:list-level-style-bullet text:level="2" text:style-name="WW_5f_CharLFO13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3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3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style-bullet>
      <text:list-level-style-bullet text:level="2" text:style-name="WW_5f_CharLFO14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4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4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style-bullet>
      <text:list-level-style-bullet text:level="2" text:style-name="WW_5f_CharLFO2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2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21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style-bullet>
      <text:list-level-style-bullet text:level="2" text:style-name="WW_5f_CharLFO22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22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22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style-bullet>
      <text:list-level-style-bullet text:level="2" text:style-name="WW_5f_CharLFO23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23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23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style-bullet>
      <text:list-level-style-bullet text:level="2" text:style-name="WW_5f_CharLFO24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24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24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style-bullet>
      <text:list-level-style-bullet text:level="2" text:style-name="WW_5f_CharLFO25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25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25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style-bullet>
      <text:list-level-style-bullet text:level="2" text:style-name="WW_5f_CharLFO27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27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27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style-bullet>
      <text:list-level-style-bullet text:level="2" text:style-name="WW_5f_CharLFO28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28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28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style-bullet>
      <text:list-level-style-bullet text:level="2" text:style-name="WW_5f_CharLFO29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29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29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30LV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Značka_20_pozn._20_pod_20_čarou" text:citation-body-style-name="Značka_20_pozn._20_pod_20_čarou"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Zpáteční_20_adresa">
      <style:paragraph-properties fo:margin-left="0.25cm" fo:margin-right="0cm" fo:line-height="100%" fo:text-align="center" style:justify-single-word="false" fo:text-indent="0cm" style:auto-text-indent="false" fo:padding-left="0cm" fo:padding-right="0cm" fo:padding-top="0cm" fo:padding-bottom="0.035cm" fo:border-left="none" fo:border-right="none" fo:border-top="none" fo:border-bottom="0.035cm solid #007ac2" style:shadow="none">
        <style:tab-stops>
          <style:tab-stop style:position="3.56cm"/>
        </style:tab-stops>
      </style:paragraph-properties>
    </style:style>
    <style:style style:name="MP2" style:family="paragraph" style:parent-style-name="Zpáteční_20_adresa">
      <style:paragraph-properties fo:margin-left="0.25cm" fo:margin-right="0cm" fo:line-height="100%" fo:text-align="center" style:justify-single-word="false" fo:text-indent="0cm" style:auto-text-indent="false">
        <style:tab-stops/>
      </style:paragraph-properties>
    </style:style>
    <style:style style:name="MP3" style:family="paragraph" style:parent-style-name="Zpáteční_20_adresa">
      <style:paragraph-properties fo:margin-left="0.25cm" fo:margin-right="0cm" fo:line-height="100%" fo:text-align="center" style:justify-single-word="false" fo:text-indent="0cm" style:auto-text-indent="false">
        <style:tab-stops>
          <style:tab-stop style:position="3.56cm"/>
        </style:tab-stops>
      </style:paragraph-properties>
    </style:style>
    <style:style style:name="MP4" style:family="paragraph" style:parent-style-name="Zpáteční_20_adresa">
      <style:paragraph-properties fo:line-height="100%" fo:text-align="center" style:justify-single-word="false"/>
      <style:text-properties fo:font-size="12pt" fo:font-weight="bold" style:font-size-asian="12pt" style:font-weight-asian="bold" style:font-name-complex="Arial1" style:font-size-complex="12pt"/>
    </style:style>
    <style:style style:name="MP5" style:family="paragraph" style:parent-style-name="Zpáteční_20_adresa">
      <style:paragraph-properties fo:line-height="100%" fo:text-align="center" style:justify-single-word="false"/>
    </style:style>
    <style:style style:name="MP6" style:family="paragraph" style:parent-style-name="Zpáteční_20_adresa">
      <style:paragraph-properties fo:line-height="100%"/>
      <style:text-properties style:font-name="Times New Roman" fo:font-size="10pt" style:font-size-asian="10pt"/>
    </style:style>
    <style:style style:name="MP7" style:family="paragraph" style:parent-style-name="Header">
      <style:paragraph-properties fo:text-align="center" style:justify-single-word="false"/>
    </style:style>
    <style:style style:name="MP8" style:family="paragraph" style:parent-style-name="Zpáteční_20_adresa">
      <style:paragraph-properties fo:line-height="0.318cm" fo:padding-left="0cm" fo:padding-right="0cm" fo:padding-top="0.494cm" fo:padding-bottom="0cm" fo:border="none" style:shadow="none">
        <style:tab-stops>
          <style:tab-stop style:position="7.802cm"/>
          <style:tab-stop style:position="15.503cm"/>
        </style:tab-stops>
      </style:paragraph-properties>
    </style:style>
    <style:style style:name="MP9" style:family="paragraph" style:parent-style-name="Footer">
      <style:paragraph-properties fo:text-align="center" style:justify-single-word="false" fo:padding-left="0cm" fo:padding-right="0cm" fo:padding-top="0.494cm" fo:padding-bottom="0cm" fo:border="none" style:shadow="none"/>
    </style:style>
    <style:style style:name="MP10" style:family="paragraph" style:parent-style-name="Footer">
      <style:paragraph-properties fo:text-align="center" style:justify-single-word="false"/>
    </style:style>
    <style:style style:name="MP11" style:family="paragraph" style:parent-style-name="Header">
      <style:paragraph-properties fo:text-align="end" style:justify-single-word="false"/>
    </style:style>
    <style:style style:name="MT1" style:family="text">
      <style:text-properties style:font-name="Times New Roman" fo:font-size="14pt" fo:font-weight="bold" style:font-size-asian="14pt" style:font-weight-asian="bold" style:font-size-complex="14pt"/>
    </style:style>
    <style:style style:name="MT2" style:family="text">
      <style:text-properties fo:font-size="12pt" fo:font-weight="bold" style:font-size-asian="12pt" style:font-weight-asian="bold" style:font-name-complex="Arial1" style:font-size-complex="12pt"/>
    </style:style>
    <style:style style:name="MT3" style:family="text">
      <style:text-properties fo:font-size="10pt" fo:font-weight="bold" style:font-size-asian="10pt" style:font-weight-asian="bold" style:font-name-complex="Arial1"/>
    </style:style>
    <style:style style:name="MT4" style:family="text">
      <style:text-properties fo:font-weight="bold" style:font-weight-asian="bold"/>
    </style:style>
    <style:style style:name="MT5" style:family="text">
      <style:text-properties style:font-name="Times New Roman" fo:font-size="8pt" style:font-size-asian="8pt" style:font-size-complex="8pt"/>
    </style:style>
    <style:style style:name="Mfr1" style:family="graphic" style:parent-style-name="Graphics">
      <style:graphic-properties style:wrap="none" style:vertical-pos="from-top" style:vertical-rel="page" style:horizontal-pos="from-left" style:horizontal-rel="page" fo:background-color="transparent" style:background-transparency="100%" fo:padding-left="0cm" fo:padding-right="0cm" fo:padding-top="0.494cm" fo:padding-bottom="0cm" fo:border="0.002cm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49cm" fo:margin-left="2.499cm" fo:margin-right="2.499cm" style:writing-mode="lr-tb" style:footnote-max-height="0cm">
        <style:footnote-sep style:width="0.018cm" style:adjustment="left" style:rel-width="33%" style:color="#000000"/>
      </style:page-layout-properties>
      <style:header-style>
        <style:header-footer-properties fo:min-height="0.10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51cm" fo:margin-bottom="1.249cm" fo:margin-left="2.499cm" fo:margin-right="2.499cm" style:writing-mode="lr-tb" style:footnote-max-height="0cm">
        <style:footnote-sep style:width="0.018cm"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0cm" fo:margin-bottom="1.249cm" fo:margin-left="0cm" fo:margin-right="0cm" style:writing-mode="lr-tb" style:footnote-max-height="0cm">
        <style:footnote-sep style:width="0.018cm" style:adjustment="left" style:rel-width="33%" style:color="#000000"/>
      </style:page-layout-properties>
      <style:header-style>
        <style:header-footer-properties fo:min-height="0.101cm" fo:margin-left="0cm" fo:margin-right="0cm" fo:margin-bottom="0cm" style:dynamic-spacing="true"/>
      </style:header-style>
      <style:footer-style/>
    </style:page-layout>
    <style:page-layout style:name="Mpm5">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6">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7">
      <style:page-layout-properties fo:page-width="21.001cm" fo:page-height="29.7cm" style:num-format="1" style:print-orientation="portrait" fo:margin-top="0.75cm" fo:margin-bottom="1.251cm" fo:margin-left="2.501cm" fo:margin-right="2.501cm" style:writing-mode="lr-tb" style:footnote-max-height="0cm">
        <style:footnote-sep style:width="0.018cm" style:adjustment="left" style:rel-width="33%" style:color="#000000"/>
      </style:page-layout-properties>
      <style:header-style>
        <style:header-footer-properties fo:min-height="1.752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Standardní_20_písmo_20_odstavce"><text:span text:style-name="MT1">ČESKÉ VYSOKÉ UČENÍ TECHNICKÉ V PRAZE</text:span></text:span></text:p>
        <text:p text:style-name="MP2"><text:span text:style-name="Standardní_20_písmo_20_odstavce"><text:span text:style-name="MT1">FAKULTA BIOMEDICÍNSKÉHO INŽENÝRSTVÍ</text:span></text:span></text:p>
        <text:p text:style-name="MP3"><text:span text:style-name="Standardní_20_písmo_20_odstavce"><text:span text:style-name="MT1">Katedra biomedicínské informatiky</text:span></text:span></text:p>
      </style:header>
    </style:master-page>
    <style:master-page style:name="MPF0" style:page-layout-name="Mpm3" style:next-style-name="MP0">
      <style:header>
        <text:p text:style-name="MP4"/>
        <text:p text:style-name="MP5"><text:span text:style-name="Standardní_20_písmo_20_odstavce"><text:span text:style-name="MT2">ČESKÉ VYSOKÉ UČENÍ TECHNICKÉ V PRAZE</text:span></text:span></text:p>
        <text:p text:style-name="MP5"><text:span text:style-name="Standardní_20_písmo_20_odstavce"><text:span text:style-name="MT3">Fakulta elektrotechnická</text:span></text:span></text:p>
        <text:p text:style-name="MP5"><text:span text:style-name="Standardní_20_písmo_20_odstavce"><text:span text:style-name="MT3">Katedra kybernetiky</text:span></text:span></text:p>
        <text:p text:style-name="MP6"/>
        <text:p text:style-name="Header"/>
        <text:p text:style-name="Header"/>
        <text:p text:style-name="Header"/>
        <text:p text:style-name="MP7"/>
      </style:header>
      <style:footer>
        <text:p text:style-name="MP8"><draw:frame draw:style-name="Mfr1" draw:name="Rámec1" text:anchor-type="paragraph" svg:x="1.127cm" svg:y="27.363cm" svg:width="3.383cm" style:rel-width="scale" svg:height="1.543cm" style:rel-height="scale" draw:z-index="0"><draw:text-box><text:p text:style-name="MP9"><text:span text:style-name="Standardní_20_písmo_20_odstavce"><text:span text:style-name="MT4">Praha, květen 2016</text:span></text:span></text:p></draw:text-box></draw:frame><text:span text:style-name="Standardní_20_písmo_20_odstavce"><text:span text:style-name="MT5"><text:tab/></text:span></text:span></text:p>
        <text:p text:style-name="Footer"/>
      </style:footer>
    </style:master-page>
    <style:master-page style:name="MP1" style:page-layout-name="Mpm4">
      <style:header>
        <text:p text:style-name="Header"/>
      </style:header>
    </style:master-page>
    <style:master-page style:name="MP2" style:page-layout-name="Mpm5">
      <style:header>
        <text:p text:style-name="Header"/>
      </style:header>
    </style:master-page>
    <style:master-page style:name="MP3" style:page-layout-name="Mpm6">
      <style:header>
        <text:p text:style-name="Header"/>
      </style:header>
      <style:footer>
        <text:p text:style-name="MP10"/>
      </style:footer>
    </style:master-page>
    <style:master-page style:name="MP4" style:page-layout-name="Mpm6">
      <style:header>
        <text:p text:style-name="Header"/>
      </style:header>
      <style:footer>
        <text:p text:style-name="MP10"/>
      </style:footer>
    </style:master-page>
    <style:master-page style:name="MP5" style:page-layout-name="Mpm6">
      <style:header>
        <text:p text:style-name="Header"/>
      </style:header>
      <style:footer>
        <text:p text:style-name="Footer"/>
      </style:footer>
    </style:master-page>
    <style:master-page style:name="MP6" style:page-layout-name="Mpm6">
      <style:header>
        <text:p text:style-name="MP7"><text:subject/></text:p>
      </style:header>
      <style:footer>
        <text:p text:style-name="Footer"/>
      </style:footer>
    </style:master-page>
    <style:master-page style:name="MP7" style:page-layout-name="Mpm7">
      <style:header>
        <text:p text:style-name="MP11">Kapitola 5</text:p>
        <text:p text:style-name="MP11">Závěr</text:p>
      </style:header>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Milhouse</meta:initial-creator>
    <meta:creation-date>2014-01-10T15:04:00Z</meta:creation-date>
    <dc:date>2016-05-17T23:29:49.44</dc:date>
    <meta:print-date>2016-05-16T15:14:00Z</meta:print-date>
    <meta:editing-cycles>3</meta:editing-cycles>
    <meta:editing-duration>PT10H18M55S</meta:editing-duration>
    <meta:document-statistic meta:table-count="5" meta:image-count="0" meta:object-count="0" meta:page-count="29" meta:paragraph-count="242" meta:word-count="5717" meta:character-count="40284"/>
    <meta:user-defined meta:name="AppVersion">15.0000</meta:user-defined>
    <meta:user-defined meta:name="Company">E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